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Reg" svg:font-family="BerlinSansFB-Reg"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8" style:family="table">
      <style:table-properties style:width="12.725cm" fo:margin-left="2.408cm" table:align="left" style:writing-mode="lr-tb"/>
    </style:style>
    <style:style style:name="Tabla18.A" style:family="table-column">
      <style:table-column-properties style:column-width="3.933cm"/>
    </style:style>
    <style:style style:name="Tabla18.B" style:family="table-column">
      <style:table-column-properties style:column-width="4.128cm"/>
    </style:style>
    <style:style style:name="Tabla18.C" style:family="table-column">
      <style:table-column-properties style:column-width="4.664cm"/>
    </style:style>
    <style:style style:name="Tabla18.1" style:family="table-row">
      <style:table-row-properties style:keep-together="true" fo:keep-together="auto"/>
    </style:style>
    <style:style style:name="Tabla1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8.C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8.A2"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8.C2"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a19" style:family="table">
      <style:table-properties style:width="12.725cm" fo:margin-left="2.408cm" table:align="left" style:writing-mode="lr-tb"/>
    </style:style>
    <style:style style:name="Tabla19.A" style:family="table-column">
      <style:table-column-properties style:column-width="3.933cm"/>
    </style:style>
    <style:style style:name="Tabla19.B" style:family="table-column">
      <style:table-column-properties style:column-width="4.128cm"/>
    </style:style>
    <style:style style:name="Tabla19.C" style:family="table-column">
      <style:table-column-properties style:column-width="4.664cm"/>
    </style:style>
    <style:style style:name="Tabla19.1" style:family="table-row">
      <style:table-row-properties style:keep-together="true" fo:keep-together="auto"/>
    </style:style>
    <style:style style:name="Tabla1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9.C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9.A2"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9.C2"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a20" style:family="table">
      <style:table-properties style:width="4.833cm" table:align="center" style:writing-mode="lr-tb"/>
    </style:style>
    <style:style style:name="Tabla20.A" style:family="table-column">
      <style:table-column-properties style:column-width="1.272cm"/>
    </style:style>
    <style:style style:name="Tabla20.C" style:family="table-column">
      <style:table-column-properties style:column-width="1cm"/>
    </style:style>
    <style:style style:name="Tabla20.D" style:family="table-column">
      <style:table-column-properties style:column-width="1.289cm"/>
    </style:style>
    <style:style style:name="Tabla20.1" style:family="table-row">
      <style:table-row-properties style:keep-together="true" fo:keep-together="auto"/>
    </style:style>
    <style:style style:name="Tabla20.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0.D1" style:family="table-cell">
      <style:table-cell-properties style:vertical-align="middle" fo:padding-left="0.123cm" fo:padding-right="0.123cm" fo:padding-top="0cm" fo:padding-bottom="0cm" fo:border="0.018cm solid #000000" style:writing-mode="lr-tb"/>
    </style:style>
    <style:style style:name="Tabla21" style:family="table">
      <style:table-properties style:width="8.731cm" fo:margin-left="2.417cm" table:align="left" style:writing-mode="lr-tb"/>
    </style:style>
    <style:style style:name="Tabla21.A" style:family="table-column">
      <style:table-column-properties style:column-width="1.87cm"/>
    </style:style>
    <style:style style:name="Tabla21.B" style:family="table-column">
      <style:table-column-properties style:column-width="0.737cm"/>
    </style:style>
    <style:style style:name="Tabla21.C" style:family="table-column">
      <style:table-column-properties style:column-width="1.06cm"/>
    </style:style>
    <style:style style:name="Tabla21.F" style:family="table-column">
      <style:table-column-properties style:column-width="0.94cm"/>
    </style:style>
    <style:style style:name="Tabla21.H" style:family="table-column">
      <style:table-column-properties style:column-width="1.064cm"/>
    </style:style>
    <style:style style:name="Tabla21.1" style:family="table-row">
      <style:table-row-properties style:row-height="0.501cm" style:keep-together="true" fo:keep-together="auto"/>
    </style:style>
    <style:style style:name="Tabla21.A1" style:family="table-cell">
      <style:table-cell-properties style:vertical-align="middle" fo:padding-left="0.123cm" fo:padding-right="0.123cm" fo:padding-top="0cm" fo:padding-bottom="0cm" fo:border="none" style:writing-mode="lr-tb"/>
    </style:style>
    <style:style style:name="Tabla21.B1" style:family="table-cell">
      <style:table-cell-properties style:vertical-align="top" fo:padding-left="0.123cm" fo:padding-right="0.123cm" fo:padding-top="0cm" fo:padding-bottom="0cm" fo:border="none" style:writing-mode="lr-tb"/>
    </style:style>
    <style:style style:name="Tabla21.C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a21.C2"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1.E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1.H2"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a22" style:family="table">
      <style:table-properties style:width="12.725cm" fo:margin-left="2.417cm" table:align="left" style:writing-mode="lr-tb"/>
    </style:style>
    <style:style style:name="Tabla22.A" style:family="table-column">
      <style:table-column-properties style:column-width="1.203cm"/>
    </style:style>
    <style:style style:name="Tabla22.B" style:family="table-column">
      <style:table-column-properties style:column-width="0.85cm"/>
    </style:style>
    <style:style style:name="Tabla22.C" style:family="table-column">
      <style:table-column-properties style:column-width="1.102cm"/>
    </style:style>
    <style:style style:name="Tabla22.F" style:family="table-column">
      <style:table-column-properties style:column-width="1.009cm"/>
    </style:style>
    <style:style style:name="Tabla22.I" style:family="table-column">
      <style:table-column-properties style:column-width="1.104cm"/>
    </style:style>
    <style:style style:name="Tabla22.L" style:family="table-column">
      <style:table-column-properties style:column-width="1.027cm"/>
    </style:style>
    <style:style style:name="Tabla22.1" style:family="table-row">
      <style:table-row-properties style:row-height="0.501cm" style:keep-together="true" fo:keep-together="auto"/>
    </style:style>
    <style:style style:name="Tabla22.A1" style:family="table-cell">
      <style:table-cell-properties style:vertical-align="middle" fo:padding-left="0.123cm" fo:padding-right="0.123cm" fo:padding-top="0cm" fo:padding-bottom="0cm" fo:border="none" style:writing-mode="lr-tb"/>
    </style:style>
    <style:style style:name="Tabla22.B1" style:family="table-cell">
      <style:table-cell-properties style:vertical-align="top" fo:padding-left="0.123cm" fo:padding-right="0.123cm" fo:padding-top="0cm" fo:padding-bottom="0cm" fo:border="none" style:writing-mode="lr-tb"/>
    </style:style>
    <style:style style:name="Tabla22.C1"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a22.C2"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2.E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2.L2"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a16" style:family="table">
      <style:table-properties style:width="6.618cm" fo:margin-left="4.763cm" table:align="left" style:writing-mode="lr-tb"/>
    </style:style>
    <style:style style:name="Tabla16.A" style:family="table-column">
      <style:table-column-properties style:column-width="1.649cm"/>
    </style:style>
    <style:style style:name="Tabla16.B" style:family="table-column">
      <style:table-column-properties style:column-width="0.991cm"/>
    </style:style>
    <style:style style:name="Tabla16.C" style:family="table-column">
      <style:table-column-properties style:column-width="0.993cm"/>
    </style:style>
    <style:style style:name="Tabla16.F" style:family="table-column">
      <style:table-column-properties style:column-width="0.998cm"/>
    </style:style>
    <style:style style:name="Tabla16.1" style:family="table-row">
      <style:table-row-properties style:keep-together="true" fo:keep-together="auto"/>
    </style:style>
    <style:style style:name="Tabla16.A1" style:family="table-cell">
      <style:table-cell-properties style:vertical-align="top" fo:padding-left="0.123cm" fo:padding-right="0.123cm" fo:padding-top="0cm" fo:padding-bottom="0cm" fo:border="none" style:writing-mode="lr-tb"/>
    </style:style>
    <style:style style:name="Tabla16.B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a16.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6.F2" style:family="table-cell">
      <style:table-cell-properties style:vertical-align="top" fo:padding-left="0.123cm" fo:padding-right="0.123cm" fo:padding-top="0cm" fo:padding-bottom="0cm" fo:border="0.018cm solid #000000" style:writing-mode="lr-tb"/>
    </style:style>
    <style:style style:name="Tabla17" style:family="table">
      <style:table-properties style:width="6.618cm" fo:margin-left="4.763cm" table:align="left" style:writing-mode="lr-tb"/>
    </style:style>
    <style:style style:name="Tabla17.A" style:family="table-column">
      <style:table-column-properties style:column-width="1.64cm"/>
    </style:style>
    <style:style style:name="Tabla17.B" style:family="table-column">
      <style:table-column-properties style:column-width="0.995cm"/>
    </style:style>
    <style:style style:name="Tabla17.D" style:family="table-column">
      <style:table-column-properties style:column-width="0.993cm"/>
    </style:style>
    <style:style style:name="Tabla17.F" style:family="table-column">
      <style:table-column-properties style:column-width="1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none" style:writing-mode="lr-tb"/>
    </style:style>
    <style:style style:name="Tabla17.B1"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a17.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7.F2"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list-style-name="WW8Num41">
      <style:paragraph-properties fo:text-align="justify" style:justify-single-word="false"/>
      <style:text-properties officeooo:paragraph-rsid="0006b078"/>
    </style:style>
    <style:style style:name="P2" style:family="paragraph" style:parent-style-name="Standard">
      <style:paragraph-properties fo:text-align="justify" style:justify-single-word="false" style:snap-to-layout-grid="false"/>
      <style:text-properties officeooo:paragraph-rsid="0006b078"/>
    </style:style>
    <style:style style:name="P3" style:family="paragraph" style:parent-style-name="Standard">
      <style:paragraph-properties fo:text-align="center" style:justify-single-word="false" style:snap-to-layout-grid="false"/>
      <style:text-properties officeooo:paragraph-rsid="0006b078"/>
    </style:style>
    <style:style style:name="P4" style:family="paragraph" style:parent-style-name="Standard">
      <style:paragraph-properties style:snap-to-layout-grid="false"/>
      <style:text-properties officeooo:paragraph-rsid="0006b078"/>
    </style:style>
    <style:style style:name="P5" style:family="paragraph" style:parent-style-name="Standard">
      <style:paragraph-properties fo:text-align="center" style:justify-single-word="false" style:snap-to-layout-grid="false"/>
      <style:text-properties fo:font-size="10pt" fo:font-weight="bold" officeooo:paragraph-rsid="0006b078" style:font-size-asian="10pt" style:font-weight-asian="bold" style:font-weight-complex="bold"/>
    </style:style>
    <style:style style:name="P6" style:family="paragraph" style:parent-style-name="Standard">
      <style:paragraph-properties fo:margin-left="1.905cm" fo:margin-right="0cm" fo:text-align="justify" style:justify-single-word="false" fo:text-indent="0cm" style:auto-text-indent="false" style:text-autospace="none"/>
      <style:text-properties officeooo:paragraph-rsid="0006b078"/>
    </style:style>
    <style:style style:name="P7" style:family="paragraph" style:parent-style-name="Standard">
      <style:paragraph-properties fo:margin-left="1.905cm" fo:margin-right="0cm" fo:text-align="justify" style:justify-single-word="false" fo:text-indent="0cm" style:auto-text-indent="false" style:text-autospace="none"/>
      <style:text-properties fo:color="#008100" style:font-name="BerlinSansFB-Reg" fo:font-size="10pt" officeooo:paragraph-rsid="0006b078" style:font-size-asian="10pt" style:font-name-complex="BerlinSansFB-Reg" style:font-size-complex="10pt"/>
    </style:style>
    <style:style style:name="P8" style:family="paragraph" style:parent-style-name="Standard">
      <style:paragraph-properties fo:margin-left="1.905cm" fo:margin-right="0cm" fo:text-align="justify" style:justify-single-word="false" fo:text-indent="0cm" style:auto-text-indent="false" style:text-autospace="none"/>
      <style:text-properties fo:color="#000000" style:font-name="CourierNewPSMT" fo:font-size="10pt" officeooo:paragraph-rsid="0006b078" style:font-size-asian="10pt" style:font-name-complex="CourierNewPSMT" style:font-size-complex="10pt"/>
    </style:style>
    <style:style style:name="P9" style:family="paragraph" style:parent-style-name="Standard">
      <style:paragraph-properties fo:margin-left="1.905cm" fo:margin-right="0cm" fo:text-align="justify" style:justify-single-word="false" fo:text-indent="0cm" style:auto-text-indent="false" style:text-autospace="none"/>
      <style:text-properties fo:color="#000000" style:font-name="CourierNewPSMT" fo:font-size="10pt" fo:language="en" fo:country="GB" officeooo:paragraph-rsid="0006b078" style:font-size-asian="10pt" style:font-name-complex="CourierNewPSMT" style:font-size-complex="10pt"/>
    </style:style>
    <style:style style:name="P10" style:family="paragraph" style:parent-style-name="Standard">
      <style:paragraph-properties fo:margin-left="1.905cm" fo:margin-right="0cm" fo:text-align="justify" style:justify-single-word="false" fo:text-indent="0cm" style:auto-text-indent="false" style:text-autospace="none"/>
      <style:text-properties fo:color="#000000" style:font-name="Arial" fo:font-size="10pt" officeooo:paragraph-rsid="0006b078" style:font-size-asian="10pt" style:font-name-complex="Arial" style:font-size-complex="10pt"/>
    </style:style>
    <style:style style:name="P11" style:family="paragraph" style:parent-style-name="Standard">
      <style:paragraph-properties fo:margin-left="1.905cm" fo:margin-right="0cm" fo:text-align="justify" style:justify-single-word="false" fo:text-indent="0cm" style:auto-text-indent="false" style:text-autospace="none"/>
      <style:text-properties fo:color="#03ac17" style:font-name="Courier New" fo:font-size="10pt" fo:font-style="italic" fo:font-weight="bold" officeooo:paragraph-rsid="0006b078" style:font-size-asian="10pt" style:font-style-asian="italic" style:font-weight-asian="bold" style:font-name-complex="Courier New" style:font-size-complex="10pt" style:font-style-complex="italic" style:font-weight-complex="bold"/>
    </style:style>
    <style:style style:name="P12" style:family="paragraph" style:parent-style-name="Standard">
      <style:paragraph-properties fo:margin-left="1.905cm" fo:margin-right="0cm" fo:text-align="justify" style:justify-single-word="false" fo:text-indent="0cm" style:auto-text-indent="false" style:text-autospace="none"/>
      <style:text-properties fo:color="#0000ff" style:font-name="Courier New" fo:font-size="10pt" fo:font-weight="bold" officeooo:paragraph-rsid="0006b078" style:font-size-asian="10pt" style:font-weight-asian="bold" style:font-name-complex="Courier New" style:font-size-complex="10pt" style:font-weight-complex="bold"/>
    </style:style>
    <style:style style:name="P13" style:family="paragraph" style:parent-style-name="Standard">
      <style:paragraph-properties fo:margin-left="1.905cm" fo:margin-right="0cm" fo:text-align="justify" style:justify-single-word="false" fo:text-indent="0cm" style:auto-text-indent="false" style:text-autospace="none"/>
      <style:text-properties fo:color="#ffffff" style:font-name="Arial-BoldMT" fo:font-size="8.5pt" fo:font-weight="bold" officeooo:paragraph-rsid="0006b078" style:font-size-asian="8.5pt" style:font-weight-asian="bold" style:font-name-complex="Arial-BoldMT" style:font-size-complex="8.5pt" style:font-weight-complex="bold"/>
    </style:style>
    <style:style style:name="P14" style:family="paragraph" style:parent-style-name="Standard" style:list-style-name="WW8Num31">
      <style:paragraph-properties fo:margin-top="0cm" fo:margin-bottom="0.212cm" fo:text-align="justify" style:justify-single-word="false"/>
      <style:text-properties officeooo:paragraph-rsid="0006b078"/>
    </style:style>
    <style:style style:name="P15" style:family="paragraph" style:parent-style-name="Standard" style:list-style-name="WW8Num44">
      <style:paragraph-properties fo:margin-top="0cm" fo:margin-bottom="0.212cm" fo:text-align="justify" style:justify-single-word="false"/>
      <style:text-properties officeooo:paragraph-rsid="0006b078"/>
    </style:style>
    <style:style style:name="P16" style:family="paragraph" style:parent-style-name="Standard">
      <style:paragraph-properties fo:margin-left="1.905cm" fo:margin-right="0cm" fo:text-align="justify" style:justify-single-word="false" fo:text-indent="0.596cm" style:auto-text-indent="false" style:text-autospace="none"/>
      <style:text-properties officeooo:paragraph-rsid="0006b078"/>
    </style:style>
    <style:style style:name="P17" style:family="paragraph" style:parent-style-name="Standard">
      <style:paragraph-properties fo:margin-left="1.905cm" fo:margin-right="0cm" fo:text-align="justify" style:justify-single-word="false" fo:text-indent="0.596cm" style:auto-text-indent="false" style:text-autospace="none"/>
      <style:text-properties fo:color="#000000" style:font-name="CourierNewPSMT" fo:font-size="10pt" fo:language="en" fo:country="GB" officeooo:paragraph-rsid="0006b078" style:font-size-asian="10pt" style:font-name-complex="CourierNewPSMT" style:font-size-complex="10pt"/>
    </style:style>
    <style:style style:name="P18" style:family="paragraph" style:parent-style-name="Standard">
      <style:paragraph-properties fo:margin-left="1.905cm" fo:margin-right="0cm" fo:text-align="justify" style:justify-single-word="false" fo:text-indent="0.596cm" style:auto-text-indent="false" style:text-autospace="none"/>
      <style:text-properties fo:color="#000000" style:font-name="CourierNewPSMT" fo:font-size="10pt" officeooo:paragraph-rsid="0006b078" style:font-size-asian="10pt" style:font-name-complex="CourierNewPSMT" style:font-size-complex="10pt"/>
    </style:style>
    <style:style style:name="P19" style:family="paragraph" style:parent-style-name="Standard">
      <style:paragraph-properties fo:margin-left="1.905cm" fo:margin-right="0cm" fo:text-align="justify" style:justify-single-word="false" fo:text-indent="0.596cm" style:auto-text-indent="false" style:text-autospace="none"/>
      <style:text-properties fo:color="#0000ff" style:font-name="Courier New" fo:font-size="10pt" fo:font-weight="bold" officeooo:paragraph-rsid="0006b078" style:font-size-asian="10pt" style:font-weight-asian="bold" style:font-name-complex="Courier New" style:font-size-complex="10pt" style:font-weight-complex="bold"/>
    </style:style>
    <style:style style:name="P20" style:family="paragraph" style:parent-style-name="Standard">
      <style:paragraph-properties fo:margin-left="3.156cm" fo:margin-right="0cm" fo:text-align="justify" style:justify-single-word="false" fo:text-indent="0.596cm" style:auto-text-indent="false" style:text-autospace="none"/>
      <style:text-properties officeooo:paragraph-rsid="0006b078"/>
    </style:style>
    <style:style style:name="P21" style:family="paragraph" style:parent-style-name="Standard" style:list-style-name="WW8Num66">
      <style:paragraph-properties fo:margin-top="0.212cm" fo:margin-bottom="0.212cm" fo:text-align="justify" style:justify-single-word="false"/>
      <style:text-properties officeooo:paragraph-rsid="0006b078"/>
    </style:style>
    <style:style style:name="P22" style:family="paragraph" style:parent-style-name="Standard">
      <style:paragraph-properties fo:margin-left="2.501cm" fo:margin-right="0cm" fo:text-align="justify" style:justify-single-word="false" fo:text-indent="0cm" style:auto-text-indent="false"/>
      <style:text-properties officeooo:paragraph-rsid="0006b078"/>
    </style:style>
    <style:style style:name="P23" style:family="paragraph" style:parent-style-name="Standard" style:list-style-name="WW8Num66">
      <style:paragraph-properties fo:margin-top="0cm" fo:margin-bottom="0.635cm" fo:text-align="justify" style:justify-single-word="false"/>
      <style:text-properties officeooo:paragraph-rsid="0006b078"/>
    </style:style>
    <style:style style:name="P24" style:family="paragraph" style:parent-style-name="Standard">
      <style:paragraph-properties fo:margin-top="0.212cm" fo:margin-bottom="0cm" fo:text-align="center" style:justify-single-word="false" style:snap-to-layout-grid="false"/>
      <style:text-properties officeooo:paragraph-rsid="0006b078"/>
    </style:style>
    <style:style style:name="P25" style:family="paragraph" style:parent-style-name="Standard">
      <style:paragraph-properties fo:margin-left="1.251cm" fo:margin-right="0cm" fo:margin-top="0cm" fo:margin-bottom="0.212cm" fo:text-align="justify" style:justify-single-word="false" fo:text-indent="0cm" style:auto-text-indent="false"/>
      <style:text-properties fo:font-size="10pt" officeooo:paragraph-rsid="0006b078" style:font-size-asian="10pt"/>
    </style:style>
    <style:style style:name="P26" style:family="paragraph" style:parent-style-name="Standard">
      <style:paragraph-properties fo:margin-left="1.251cm" fo:margin-right="0cm" fo:margin-top="0cm" fo:margin-bottom="0.212cm" fo:text-align="justify" style:justify-single-word="false" fo:text-indent="0cm" style:auto-text-indent="false"/>
      <style:text-properties officeooo:paragraph-rsid="0006b078"/>
    </style:style>
    <style:style style:name="P27" style:family="paragraph" style:parent-style-name="Standard" style:list-style-name="WW8Num66">
      <style:paragraph-properties fo:margin-top="0.423cm" fo:margin-bottom="0.212cm" fo:text-align="justify" style:justify-single-word="false"/>
      <style:text-properties officeooo:paragraph-rsid="0006b078"/>
    </style:style>
    <style:style style:name="P28" style:family="paragraph" style:parent-style-name="Standard">
      <style:paragraph-properties fo:background-color="#e6e6e6">
        <style:background-image/>
      </style:paragraph-properties>
    </style:style>
    <style:style style:name="P29" style:family="paragraph" style:parent-style-name="Standard">
      <style:paragraph-properties fo:background-color="#e6e6e6">
        <style:tab-stops>
          <style:tab-stop style:position="0.635cm"/>
          <style:tab-stop style:position="1.27cm"/>
          <style:tab-stop style:position="1.905cm"/>
        </style:tab-stops>
        <style:background-image/>
      </style:paragraph-properties>
    </style:style>
    <style:style style:name="P30" style:family="paragraph" style:parent-style-name="Standard">
      <style:paragraph-properties fo:background-color="#e6e6e6">
        <style:tab-stops>
          <style:tab-stop style:position="0.635cm"/>
          <style:tab-stop style:position="1.27cm"/>
          <style:tab-stop style:position="1.905cm"/>
        </style:tab-stops>
        <style:background-image/>
      </style:paragraph-properties>
      <style:text-properties fo:font-size="10pt" fo:font-weight="bold" style:font-size-asian="10pt" style:font-weight-asian="bold"/>
    </style:style>
    <style:style style:name="P31" style:family="paragraph" style:parent-style-name="Standard">
      <style:paragraph-properties fo:background-color="#e6e6e6">
        <style:tab-stops>
          <style:tab-stop style:position="0.635cm"/>
          <style:tab-stop style:position="1.27cm"/>
          <style:tab-stop style:position="1.905cm"/>
          <style:tab-stop style:position="3.493cm"/>
          <style:tab-stop style:position="4.128cm"/>
          <style:tab-stop style:position="4.763cm"/>
        </style:tab-stops>
        <style:background-image/>
      </style:paragraph-properties>
      <style:text-properties fo:font-size="10pt" fo:font-weight="bold" style:font-size-asian="10pt" style:font-weight-asian="bold"/>
    </style:style>
    <style:style style:name="P32" style:family="paragraph" style:parent-style-name="Standard">
      <style:paragraph-properties fo:background-color="#e6e6e6">
        <style:tab-stops>
          <style:tab-stop style:position="-0.318cm"/>
          <style:tab-stop style:position="0.635cm"/>
          <style:tab-stop style:position="1.27cm"/>
          <style:tab-stop style:position="1.905cm"/>
          <style:tab-stop style:position="3.493cm"/>
          <style:tab-stop style:position="4.128cm"/>
          <style:tab-stop style:position="4.763cm"/>
        </style:tab-stops>
        <style:background-image/>
      </style:paragraph-properties>
      <style:text-properties fo:font-size="10pt" fo:font-weight="bold" style:font-size-asian="10pt" style:font-weight-asian="bold"/>
    </style:style>
    <style:style style:name="P33" style:family="paragraph" style:parent-style-name="Standard">
      <style:paragraph-properties fo:background-color="#e6e6e6">
        <style:background-image/>
      </style:paragraph-properties>
      <style:text-properties fo:font-size="10pt" fo:font-weight="bold" style:font-size-asian="10pt" style:font-weight-asian="bold" style:font-weight-complex="bold"/>
    </style:style>
    <style:style style:name="P34" style:family="paragraph" style:parent-style-name="Standard">
      <style:paragraph-properties fo:background-color="#e6e6e6">
        <style:background-image/>
      </style:paragraph-properties>
      <style:text-properties fo:font-size="10pt" style:font-size-asian="10pt"/>
    </style:style>
    <style:style style:name="P35" style:family="paragraph" style:parent-style-name="Standard">
      <style:paragraph-properties fo:background-color="#e6e6e6">
        <style:tab-stops>
          <style:tab-stop style:position="-0.318cm"/>
          <style:tab-stop style:position="0.635cm"/>
          <style:tab-stop style:position="1.27cm"/>
          <style:tab-stop style:position="1.905cm"/>
          <style:tab-stop style:position="3.493cm"/>
          <style:tab-stop style:position="4.128cm"/>
          <style:tab-stop style:position="4.763cm"/>
        </style:tab-stops>
        <style:background-image/>
      </style:paragraph-properties>
      <style:text-properties fo:font-size="10pt" style:font-size-asian="10pt"/>
    </style:style>
    <style:style style:name="P36" style:family="paragraph" style:parent-style-name="Standard">
      <style:paragraph-properties fo:background-color="#e6e6e6">
        <style:tab-stops>
          <style:tab-stop style:position="0.635cm"/>
          <style:tab-stop style:position="1.27cm"/>
          <style:tab-stop style:position="1.905cm"/>
        </style:tab-stops>
        <style:background-image/>
      </style:paragraph-properties>
      <style:text-properties fo:font-size="10pt" style:font-size-asian="10pt"/>
    </style:style>
    <style:style style:name="P37" style:family="paragraph" style:parent-style-name="Subtitulo">
      <style:text-properties officeooo:paragraph-rsid="0006b078"/>
    </style:style>
    <style:style style:name="P38" style:family="paragraph" style:parent-style-name="Subtitulo">
      <style:paragraph-properties fo:break-before="page"/>
      <style:text-properties officeooo:paragraph-rsid="0006b078"/>
    </style:style>
    <style:style style:name="P39" style:family="paragraph" style:parent-style-name="Apartado1" style:list-style-name="WW8Num53">
      <style:text-properties officeooo:paragraph-rsid="0006b078"/>
    </style:style>
    <style:style style:name="P40" style:family="paragraph" style:parent-style-name="Apartado1">
      <style:text-properties fo:font-size="10pt" fo:language="zxx" fo:country="none" officeooo:paragraph-rsid="0006b078" style:font-size-asian="10pt" style:language-asian="zxx" style:country-asian="none"/>
    </style:style>
    <style:style style:name="P41" style:family="paragraph" style:parent-style-name="Apartado1" style:list-style-name="WW8Num31">
      <style:text-properties fo:font-weight="bold" officeooo:paragraph-rsid="0006b078" style:font-weight-asian="bold" style:font-weight-complex="bold"/>
    </style:style>
    <style:style style:name="P42" style:family="paragraph" style:parent-style-name="Apartado1">
      <style:text-properties officeooo:paragraph-rsid="0006b078"/>
    </style:style>
    <style:style style:name="P43" style:family="paragraph" style:parent-style-name="Apartado1" style:list-style-name="WW8Num54">
      <style:paragraph-properties fo:margin-left="2.223cm" fo:margin-right="0cm" fo:text-indent="-0.635cm" style:auto-text-indent="false">
        <style:tab-stops/>
      </style:paragraph-properties>
      <style:text-properties officeooo:paragraph-rsid="0006b078"/>
    </style:style>
    <style:style style:name="P44" style:family="paragraph" style:parent-style-name="Apartado1">
      <style:paragraph-properties fo:margin-left="1.588cm" fo:margin-right="0cm" fo:text-indent="0cm" style:auto-text-indent="false"/>
      <style:text-properties officeooo:paragraph-rsid="0006b078"/>
    </style:style>
    <style:style style:name="P45" style:family="paragraph" style:parent-style-name="Apartado1">
      <style:paragraph-properties fo:margin-left="2.54cm" fo:margin-right="0cm" fo:text-indent="0cm" style:auto-text-indent="false"/>
      <style:text-properties fo:font-size="10pt" fo:language="zxx" fo:country="none" officeooo:paragraph-rsid="0006b078" style:font-size-asian="10pt" style:language-asian="zxx" style:country-asian="none"/>
    </style:style>
    <style:style style:name="P46" style:family="paragraph" style:parent-style-name="Apartado1">
      <style:paragraph-properties fo:margin-left="2.54cm" fo:margin-right="0cm" fo:text-indent="0cm" style:auto-text-indent="false"/>
      <style:text-properties fo:font-size="10pt" fo:language="zxx" fo:country="none" fo:font-weight="bold" officeooo:paragraph-rsid="0006b078" style:font-size-asian="10pt" style:language-asian="zxx" style:country-asian="none" style:font-weight-asian="bold" style:font-weight-complex="bold"/>
    </style:style>
    <style:style style:name="P47" style:family="paragraph" style:parent-style-name="Apartado1">
      <style:paragraph-properties fo:margin-left="2.54cm" fo:margin-right="0cm" fo:text-indent="0cm" style:auto-text-indent="false"/>
      <style:text-properties fo:font-weight="bold" officeooo:paragraph-rsid="0006b078" style:font-weight-asian="bold" style:font-weight-complex="bold"/>
    </style:style>
    <style:style style:name="P48" style:family="paragraph" style:parent-style-name="Apartado1">
      <style:paragraph-properties fo:margin-left="2.54cm" fo:margin-right="0cm" fo:text-indent="0cm" style:auto-text-indent="false"/>
      <style:text-properties officeooo:paragraph-rsid="0006b078" fo:background-color="#c0c0c0"/>
    </style:style>
    <style:style style:name="P49" style:family="paragraph" style:parent-style-name="Apartado1">
      <style:paragraph-properties fo:margin-left="2.54cm" fo:margin-right="0cm" fo:text-indent="0cm" style:auto-text-indent="false"/>
      <style:text-properties officeooo:paragraph-rsid="0006b078"/>
    </style:style>
    <style:style style:name="P50" style:family="paragraph" style:parent-style-name="Apartado1">
      <style:paragraph-properties fo:margin-left="2.54cm" fo:margin-right="0cm" fo:margin-top="0cm" fo:margin-bottom="0cm" fo:text-indent="0cm" style:auto-text-indent="false"/>
      <style:text-properties officeooo:paragraph-rsid="0006b078"/>
    </style:style>
    <style:style style:name="P51" style:family="paragraph" style:parent-style-name="Apartado1">
      <style:paragraph-properties fo:margin-left="2.54cm" fo:margin-right="0cm" fo:margin-top="0cm" fo:margin-bottom="0cm" fo:text-indent="0cm" style:auto-text-indent="false" fo:background-color="#e6e6e6" style:snap-to-layout-grid="false">
        <style:background-image/>
      </style:paragraph-properties>
    </style:style>
    <style:style style:name="P52" style:family="paragraph" style:parent-style-name="Apartado1">
      <style:paragraph-properties fo:margin-left="2.54cm" fo:margin-right="0cm" fo:margin-top="0.212cm" fo:margin-bottom="0cm" fo:text-indent="0cm" style:auto-text-indent="false"/>
      <style:text-properties officeooo:paragraph-rsid="0006b078"/>
    </style:style>
    <style:style style:name="P53" style:family="paragraph" style:parent-style-name="Apartado1" style:list-style-name="WW8Num3">
      <style:paragraph-properties fo:margin-left="1.27cm" fo:margin-right="0cm" fo:margin-top="0.212cm" fo:margin-bottom="0.212cm" fo:text-indent="0cm" style:auto-text-indent="false">
        <style:tab-stops/>
      </style:paragraph-properties>
      <style:text-properties fo:font-weight="bold" officeooo:paragraph-rsid="0006b078" style:font-weight-asian="bold"/>
    </style:style>
    <style:style style:name="P54" style:family="paragraph" style:parent-style-name="Apartado1" style:list-style-name="WW8Num3">
      <style:paragraph-properties fo:margin-left="1.27cm" fo:margin-right="0cm" fo:margin-top="0.212cm" fo:margin-bottom="0.212cm" fo:text-align="start" style:justify-single-word="false" fo:text-indent="0cm" style:auto-text-indent="false">
        <style:tab-stops/>
      </style:paragraph-properties>
      <style:text-properties officeooo:paragraph-rsid="0006b078"/>
    </style:style>
    <style:style style:name="P55" style:family="paragraph" style:parent-style-name="Apartado1" style:list-style-name="WW8Num13">
      <style:paragraph-properties fo:margin-left="3.175cm" fo:margin-right="0cm" fo:text-indent="-0.635cm" style:auto-text-indent="false" fo:break-before="page">
        <style:tab-stops/>
      </style:paragraph-properties>
      <style:text-properties officeooo:paragraph-rsid="0006b078"/>
    </style:style>
    <style:style style:name="P56" style:family="paragraph" style:parent-style-name="Apartado1" style:list-style-name="WW8Num13">
      <style:paragraph-properties fo:margin-left="3.175cm" fo:margin-right="0cm" fo:text-indent="-0.635cm" style:auto-text-indent="false">
        <style:tab-stops/>
      </style:paragraph-properties>
      <style:text-properties officeooo:paragraph-rsid="0006b078"/>
    </style:style>
    <style:style style:name="P57" style:family="paragraph" style:parent-style-name="Apartado1">
      <style:paragraph-properties fo:margin-left="0cm" fo:margin-right="0cm" fo:margin-top="0cm" fo:margin-bottom="0cm" fo:text-indent="0cm" style:auto-text-indent="false" style:snap-to-layout-grid="false"/>
      <style:text-properties officeooo:paragraph-rsid="0006b078"/>
    </style:style>
    <style:style style:name="P58" style:family="paragraph" style:parent-style-name="Apartado1">
      <style:paragraph-properties fo:margin-left="0cm" fo:margin-right="0cm" fo:margin-top="0cm" fo:margin-bottom="0cm" fo:line-height="90%" fo:text-indent="0cm" style:auto-text-indent="false" style:snap-to-layout-grid="false"/>
      <style:text-properties fo:font-size="9pt" officeooo:paragraph-rsid="0006b078" style:font-size-asian="9pt"/>
    </style:style>
    <style:style style:name="P59" style:family="paragraph" style:parent-style-name="Apartado1">
      <style:paragraph-properties fo:margin-left="0cm" fo:margin-right="0cm" fo:margin-top="0cm" fo:margin-bottom="0cm" fo:line-height="90%" fo:text-indent="0cm" style:auto-text-indent="false"/>
      <style:text-properties fo:font-size="9pt" officeooo:paragraph-rsid="0006b078" style:font-size-asian="9pt"/>
    </style:style>
    <style:style style:name="P60" style:family="paragraph" style:parent-style-name="Apartado1">
      <style:paragraph-properties fo:margin-left="0cm" fo:margin-right="0cm" fo:margin-top="0cm" fo:margin-bottom="0cm" fo:line-height="90%" fo:text-indent="0cm" style:auto-text-indent="false"/>
      <style:text-properties fo:font-size="9pt" fo:font-weight="bold" officeooo:paragraph-rsid="0006b078" style:font-size-asian="9pt" style:font-weight-asian="bold" style:font-weight-complex="bold"/>
    </style:style>
    <style:style style:name="P61" style:family="paragraph" style:parent-style-name="Apartado1">
      <style:paragraph-properties fo:margin-left="0cm" fo:margin-right="0cm" fo:margin-top="0cm" fo:margin-bottom="0cm" fo:text-align="center" style:justify-single-word="false" fo:text-indent="0cm" style:auto-text-indent="false" style:snap-to-layout-grid="false"/>
      <style:text-properties fo:font-size="9pt" fo:font-weight="bold" officeooo:paragraph-rsid="0006b078" style:font-size-asian="9pt" style:font-weight-asian="bold" style:font-weight-complex="bold"/>
    </style:style>
    <style:style style:name="P62" style:family="paragraph" style:parent-style-name="Apartado1">
      <style:paragraph-properties fo:margin-left="0cm" fo:margin-right="0cm" fo:margin-top="0cm" fo:margin-bottom="0cm" fo:line-height="90%" fo:text-indent="0cm" style:auto-text-indent="false"/>
      <style:text-properties officeooo:paragraph-rsid="0006b078"/>
    </style:style>
    <style:style style:name="P63" style:family="paragraph" style:parent-style-name="Apartado1">
      <style:paragraph-properties fo:margin-left="0cm" fo:margin-right="0cm" fo:margin-top="0cm" fo:margin-bottom="0cm" fo:text-align="center" style:justify-single-word="false" fo:text-indent="0cm" style:auto-text-indent="false" style:snap-to-layout-grid="false"/>
      <style:text-properties fo:font-weight="bold" officeooo:paragraph-rsid="0006b078" style:font-weight-asian="bold" style:font-weight-complex="bold"/>
    </style:style>
    <style:style style:name="P64" style:family="paragraph" style:parent-style-name="Apartado1">
      <style:paragraph-properties fo:margin-left="0cm" fo:margin-right="0cm" fo:margin-top="0cm" fo:margin-bottom="0cm" fo:text-indent="0cm" style:auto-text-indent="false" fo:background-color="#e6e6e6" style:snap-to-layout-grid="false">
        <style:background-image/>
      </style:paragraph-properties>
    </style:style>
    <style:style style:name="P65" style:family="paragraph" style:parent-style-name="Apartado1">
      <style:paragraph-properties fo:margin-left="0cm" fo:margin-right="0cm" fo:margin-top="0cm" fo:margin-bottom="0cm" fo:text-align="center" style:justify-single-word="false" fo:text-indent="0cm" style:auto-text-indent="false" fo:background-color="#e6e6e6" style:snap-to-layout-grid="false">
        <style:background-image/>
      </style:paragraph-properties>
    </style:style>
    <style:style style:name="P66" style:family="paragraph" style:parent-style-name="Apartado1">
      <style:paragraph-properties fo:margin-left="0cm" fo:margin-right="0cm" fo:text-indent="0cm" style:auto-text-indent="false" style:snap-to-layout-grid="false"/>
      <style:text-properties officeooo:paragraph-rsid="0006b078"/>
    </style:style>
    <style:style style:name="P67" style:family="paragraph" style:parent-style-name="Apartado1">
      <style:paragraph-properties fo:margin-left="0cm" fo:margin-right="0cm" fo:text-align="center" style:justify-single-word="false" fo:text-indent="0cm" style:auto-text-indent="false" style:snap-to-layout-grid="false"/>
      <style:text-properties officeooo:paragraph-rsid="0006b078"/>
    </style:style>
    <style:style style:name="P68" style:family="paragraph" style:parent-style-name="Apartado1">
      <style:paragraph-properties fo:margin-left="0cm" fo:margin-right="0cm" fo:text-align="center" style:justify-single-word="false" fo:text-indent="0cm" style:auto-text-indent="false" style:snap-to-layout-grid="false"/>
      <style:text-properties fo:font-size="9pt" officeooo:paragraph-rsid="0006b078" style:font-size-asian="9pt"/>
    </style:style>
    <style:style style:name="P69" style:family="paragraph" style:parent-style-name="Apartado1">
      <style:paragraph-properties fo:margin-left="0cm" fo:margin-right="0cm" fo:text-align="center" style:justify-single-word="false" fo:text-indent="0cm" style:auto-text-indent="false" style:snap-to-layout-grid="false"/>
      <style:text-properties fo:font-weight="bold" officeooo:paragraph-rsid="0006b078" style:font-weight-asian="bold" style:font-weight-complex="bold"/>
    </style:style>
    <style:style style:name="P70" style:family="paragraph" style:parent-style-name="Apartado1" style:list-style-name="WW8Num31">
      <style:paragraph-properties fo:margin-left="3.493cm" fo:margin-right="0cm" fo:text-indent="-0.318cm" style:auto-text-indent="false"/>
      <style:text-properties officeooo:paragraph-rsid="0006b078"/>
    </style:style>
    <style:style style:name="P71" style:family="paragraph" style:parent-style-name="Apartado1">
      <style:paragraph-properties fo:margin-left="3.493cm" fo:margin-right="0cm" fo:text-indent="0cm" style:auto-text-indent="false"/>
      <style:text-properties officeooo:paragraph-rsid="0006b078"/>
    </style:style>
    <style:style style:name="P72" style:family="paragraph" style:parent-style-name="Apartado1">
      <style:paragraph-properties fo:margin-left="5.001cm" fo:margin-right="0cm" fo:margin-top="0cm" fo:margin-bottom="0cm" fo:text-indent="0cm" style:auto-text-indent="false"/>
      <style:text-properties officeooo:paragraph-rsid="0006b078"/>
    </style:style>
    <style:style style:name="P73" style:family="paragraph" style:parent-style-name="Apartado1">
      <style:paragraph-properties fo:margin-left="5.002cm" fo:margin-right="0cm" fo:text-indent="0cm" style:auto-text-indent="false"/>
      <style:text-properties officeooo:paragraph-rsid="0006b078"/>
    </style:style>
    <style:style style:name="P74" style:family="paragraph" style:parent-style-name="Apartado1">
      <style:paragraph-properties fo:margin-left="2.501cm" fo:margin-right="0cm" fo:text-indent="0cm" style:auto-text-indent="false"/>
      <style:text-properties fo:font-size="10pt" fo:language="zxx" fo:country="none" officeooo:paragraph-rsid="0006b078" style:font-size-asian="10pt" style:language-asian="zxx" style:country-asian="none"/>
    </style:style>
    <style:style style:name="P75" style:family="paragraph" style:parent-style-name="Apartado1">
      <style:paragraph-properties fo:margin-left="2.501cm" fo:margin-right="0cm" fo:text-indent="0cm" style:auto-text-indent="false"/>
      <style:text-properties officeooo:paragraph-rsid="0006b078"/>
    </style:style>
    <style:style style:name="P76" style:family="paragraph" style:parent-style-name="Apartado1">
      <style:paragraph-properties fo:margin-left="2.501cm" fo:margin-right="0cm" fo:text-indent="0cm" style:auto-text-indent="false" fo:background-color="#e6e6e6">
        <style:background-image/>
      </style:paragraph-properties>
      <style:text-properties officeooo:paragraph-rsid="0006b078"/>
    </style:style>
    <style:style style:name="P77" style:family="paragraph" style:parent-style-name="Apartado1">
      <style:paragraph-properties fo:margin-left="2.501cm" fo:margin-right="0cm" fo:margin-top="0cm" fo:margin-bottom="0cm" fo:text-indent="0cm" style:auto-text-indent="false"/>
      <style:text-properties officeooo:paragraph-rsid="0006b078"/>
    </style:style>
    <style:style style:name="P78" style:family="paragraph" style:parent-style-name="Apartado1">
      <style:paragraph-properties fo:margin-left="2.501cm" fo:margin-right="5.793cm" fo:text-indent="0cm" style:auto-text-indent="false" fo:background-color="#e6e6e6">
        <style:background-image/>
      </style:paragraph-properties>
      <style:text-properties officeooo:paragraph-rsid="0006b078"/>
    </style:style>
    <style:style style:name="P79" style:family="paragraph" style:parent-style-name="Apartado1">
      <style:paragraph-properties fo:margin-left="0cm" fo:margin-right="3.57cm" fo:text-indent="0cm" style:auto-text-indent="false"/>
    </style:style>
    <style:style style:name="P80" style:family="paragraph" style:parent-style-name="Apartado1">
      <style:paragraph-properties fo:margin-left="0cm" fo:margin-right="3.57cm" fo:margin-top="0cm" fo:margin-bottom="0cm" fo:text-indent="0cm" style:auto-text-indent="false" fo:background-color="#e6e6e6">
        <style:background-image/>
      </style:paragraph-properties>
    </style:style>
    <style:style style:name="P81" style:family="paragraph" style:parent-style-name="Apartado1">
      <style:paragraph-properties fo:margin-left="0cm" fo:margin-right="3.57cm" fo:margin-top="0cm" fo:margin-bottom="0cm" fo:text-indent="0cm" style:auto-text-indent="false" fo:background-color="#e6e6e6">
        <style:tab-stops>
          <style:tab-stop style:position="1.588cm"/>
        </style:tab-stops>
        <style:background-image/>
      </style:paragraph-properties>
    </style:style>
    <style:style style:name="P82" style:family="paragraph" style:parent-style-name="Apartado1">
      <style:paragraph-properties fo:margin-left="0cm" fo:margin-right="1.067cm" fo:margin-top="0cm" fo:margin-bottom="0cm" fo:text-indent="0cm" style:auto-text-indent="false" fo:background-color="#e6e6e6">
        <style:background-image/>
      </style:paragraph-properties>
    </style:style>
    <style:style style:name="P83" style:family="paragraph" style:parent-style-name="Apartado1">
      <style:paragraph-properties fo:margin-left="1.7cm" fo:margin-right="3.57cm" fo:margin-top="0cm" fo:margin-bottom="0cm" fo:text-indent="0cm" style:auto-text-indent="false" fo:background-color="#e6e6e6">
        <style:background-image/>
      </style:paragraph-properties>
    </style:style>
    <style:style style:name="P84" style:family="paragraph" style:parent-style-name="Tema1" style:list-style-name="">
      <style:paragraph-properties fo:margin-left="1.588cm" fo:margin-right="0cm" fo:text-align="center" style:justify-single-word="false" fo:text-indent="-0.953cm" style:auto-text-indent="false">
        <style:tab-stops/>
      </style:paragraph-properties>
      <style:text-properties officeooo:paragraph-rsid="0007182c"/>
    </style:style>
    <style:style style:name="P85" style:family="paragraph" style:parent-style-name="Text_20_body_20_indent" style:list-style-name="WW8Num31">
      <style:paragraph-properties fo:margin-top="0cm" fo:margin-bottom="0.212cm"/>
      <style:text-properties officeooo:paragraph-rsid="0006b078"/>
    </style:style>
    <style:style style:name="P86" style:family="paragraph" style:parent-style-name="Text_20_body_20_indent" style:list-style-name="WW8Num66">
      <style:paragraph-properties fo:margin-top="0cm" fo:margin-bottom="0.212cm"/>
      <style:text-properties officeooo:paragraph-rsid="0006b078"/>
    </style:style>
    <style:style style:name="P87" style:family="paragraph" style:parent-style-name="Text_20_body_20_indent">
      <style:paragraph-properties fo:margin-left="2.501cm" fo:margin-right="0cm" fo:text-indent="0cm" style:auto-text-indent="false"/>
      <style:text-properties fo:font-size="10pt" officeooo:paragraph-rsid="0006b078" style:font-size-asian="10pt"/>
    </style:style>
    <style:style style:name="P88" style:family="paragraph" style:parent-style-name="Text_20_body_20_indent">
      <style:paragraph-properties fo:margin-left="2.501cm" fo:margin-right="0cm" fo:text-indent="0cm" style:auto-text-indent="false"/>
      <style:text-properties officeooo:paragraph-rsid="0006b078"/>
    </style:style>
    <style:style style:name="P89" style:family="paragraph" style:parent-style-name="Texto_20_independiente_20_3">
      <style:paragraph-properties fo:background-color="#e6e6e6">
        <style:tab-stops>
          <style:tab-stop style:position="0.635cm"/>
          <style:tab-stop style:position="1.27cm"/>
          <style:tab-stop style:position="1.905cm"/>
        </style:tab-stops>
        <style:background-image/>
      </style:paragraph-properties>
    </style:style>
    <style:style style:name="P90" style:family="paragraph" style:parent-style-name="Texto_20_independiente_20_3">
      <style:paragraph-properties fo:background-color="#e6e6e6">
        <style:tab-stops>
          <style:tab-stop style:position="0.635cm"/>
        </style:tab-stops>
        <style:background-image/>
      </style:paragraph-properties>
    </style:style>
    <style:style style:name="P91" style:family="paragraph" style:parent-style-name="Texto_20_independiente_20_3">
      <style:paragraph-properties fo:background-color="#e6e6e6">
        <style:tab-stops>
          <style:tab-stop style:position="0.635cm"/>
          <style:tab-stop style:position="1.905cm"/>
        </style:tab-stops>
        <style:background-image/>
      </style:paragraph-properties>
    </style:style>
    <style:style style:name="P92" style:family="paragraph" style:parent-style-name="Texto_20_independiente_20_3">
      <style:paragraph-properties fo:background-color="#e6e6e6">
        <style:tab-stops>
          <style:tab-stop style:position="0.635cm"/>
          <style:tab-stop style:position="1.27cm"/>
          <style:tab-stop style:position="1.905cm"/>
        </style:tab-stops>
        <style:background-image/>
      </style:paragraph-properties>
      <style:text-properties fo:font-weight="bold" style:font-weight-asian="bold" style:font-weight-complex="bold"/>
    </style:style>
    <style:style style:name="P93" style:family="paragraph" style:parent-style-name="Texto_20_independiente_20_3">
      <style:paragraph-properties fo:background-color="#e6e6e6">
        <style:tab-stops>
          <style:tab-stop style:position="0.635cm"/>
          <style:tab-stop style:position="1.27cm"/>
        </style:tab-stops>
        <style:background-image/>
      </style:paragraph-properties>
    </style:style>
    <style:style style:name="P94" style:family="paragraph" style:parent-style-name="Texto_20_independiente_20_3">
      <style:paragraph-properties fo:margin-left="2.54cm" fo:margin-right="0cm" fo:text-indent="-2.54cm" style:auto-text-indent="false" fo:background-color="#e6e6e6">
        <style:tab-stops>
          <style:tab-stop style:position="0.635cm"/>
          <style:tab-stop style:position="1.27cm"/>
          <style:tab-stop style:position="1.905cm"/>
        </style:tab-stops>
        <style:background-image/>
      </style:paragraph-properties>
    </style:style>
    <style:style style:name="P95" style:family="paragraph" style:parent-style-name="Heading_20_6">
      <style:paragraph-properties fo:background-color="#e6e6e6">
        <style:tab-stops>
          <style:tab-stop style:position="0.635cm"/>
          <style:tab-stop style:position="1.27cm"/>
          <style:tab-stop style:position="1.905cm"/>
        </style:tab-stops>
        <style:background-image/>
      </style:paragraph-properties>
    </style:style>
    <style:style style:name="P96" style:family="paragraph">
      <style:paragraph-properties style:writing-mode="lr-tb"/>
    </style:style>
    <style:style style:name="T1" style:family="text">
      <style:text-properties fo:language="en" fo:country="GB"/>
    </style:style>
    <style:style style:name="T2" style:family="text">
      <style:text-properties style:font-name="Wingdings"/>
    </style:style>
    <style:style style:name="T3" style:family="text">
      <style:text-properties fo:color="#000000" style:font-name="Arial" fo:font-size="10pt" style:font-size-asian="10pt" style:font-name-complex="Arial" style:font-size-complex="10pt"/>
    </style:style>
    <style:style style:name="T4" style:family="text">
      <style:text-properties fo:color="#000000" style:font-name="CourierNewPSMT" fo:font-size="10pt" style:font-size-asian="10pt" style:font-name-complex="CourierNewPSMT" style:font-size-complex="10pt"/>
    </style:style>
    <style:style style:name="T5" style:family="text">
      <style:text-properties fo:color="#000000" style:font-name="CourierNewPSMT" fo:font-size="10pt" fo:language="en" fo:country="GB" style:font-size-asian="10pt" style:font-name-complex="CourierNewPSMT" style:font-size-complex="10pt"/>
    </style:style>
    <style:style style:name="T6" style:family="text">
      <style:text-properties fo:color="#000000" style:font-name="CourierNewPSMT" fo:font-size="9.5pt" style:font-size-asian="9.5pt" style:font-name-complex="CourierNewPSMT" style:font-size-complex="9.5pt"/>
    </style:style>
    <style:style style:name="T7" style:family="text">
      <style:text-properties fo:color="#000000" style:font-name="Courier New" fo:font-size="10pt" fo:font-weight="bold" style:font-size-asian="10pt" style:font-weight-asian="bold" style:font-name-complex="Courier New" style:font-size-complex="10pt" style:font-weight-complex="bold"/>
    </style:style>
    <style:style style:name="T8" style:family="text">
      <style:text-properties fo:color="#000000" style:font-name="Courier New" fo:font-size="10pt" fo:language="en" fo:country="GB" fo:font-weight="bold" style:font-size-asian="10pt" style:font-weight-asian="bold" style:font-name-complex="Courier New" style:font-size-complex="10pt" style:font-weight-complex="bold"/>
    </style:style>
    <style:style style:name="T9" style:family="text">
      <style:text-properties fo:color="#03ac17"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10" style:family="text">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11" style:family="text">
      <style:text-properties fo:color="#03ac17" style:font-name="Courier New" fo:font-size="8.5pt" fo:font-style="italic" fo:font-weight="bold" style:font-size-asian="8.5pt" style:font-style-asian="italic" style:font-weight-asian="bold" style:font-name-complex="Courier New" style:font-size-complex="8.5pt" style:font-style-complex="italic" style:font-weight-complex="bold"/>
    </style:style>
    <style:style style:name="T12" style:family="text">
      <style:text-properties fo:color="#03ac17" style:font-name="Courier New" fo:font-size="8pt" fo:font-style="italic" fo:font-weight="bold" style:font-size-asian="8pt" style:font-style-asian="italic" style:font-weight-asian="bold" style:font-name-complex="Courier New" style:font-size-complex="8pt" style:font-style-complex="italic" style:font-weight-complex="bold"/>
    </style:style>
    <style:style style:name="T13" style:family="text">
      <style:text-properties fo:color="#03ac17" style:font-name="Courier New" fo:font-size="9.5pt" fo:font-style="italic" fo:font-weight="bold" style:font-size-asian="9.5pt" style:font-style-asian="italic" style:font-weight-asian="bold" style:font-name-complex="Courier New" style:font-size-complex="9.5pt" style:font-style-complex="italic" style:font-weight-complex="bold"/>
    </style:style>
    <style:style style:name="T14" style:family="text">
      <style:text-properties fo:font-weight="bold" style:font-weight-asian="bold" style:font-weight-complex="bold"/>
    </style:style>
    <style:style style:name="T15" style:family="text">
      <style:text-properties fo:font-size="9pt" style:font-size-asian="9pt"/>
    </style:style>
    <style:style style:name="T16" style:family="text">
      <style:text-properties fo:font-size="9pt" fo:font-weight="bold" style:font-size-asian="9pt" style:font-weight-asian="bold" style:font-weight-complex="bold"/>
    </style:style>
    <style:style style:name="T17" style:family="text">
      <style:text-properties fo:font-size="9pt" fo:language="es" fo:country="ES" style:font-size-asian="9pt"/>
    </style:style>
    <style:style style:name="T18" style:family="text">
      <style:text-properties fo:font-size="9pt" fo:language="en" fo:country="GB" style:font-size-asian="9pt"/>
    </style:style>
    <style:style style:name="T19" style:family="text">
      <style:text-properties fo:font-size="9pt" fo:language="en" fo:country="GB" fo:font-weight="bold" style:font-size-asian="9pt" style:font-weight-asian="bold" style:font-weight-complex="bold"/>
    </style:style>
    <style:style style:name="T20" style:family="text">
      <style:text-properties style:font-name="Symbol"/>
    </style:style>
    <style:style style:name="T21" style:family="text">
      <style:text-properties style:font-name="Symbol" fo:font-size="9pt" style:font-size-asian="9pt"/>
    </style:style>
    <style:style style:name="T22" style:family="text">
      <style:text-properties style:font-name="Symbol" fo:font-size="10pt" style:font-size-asian="10pt"/>
    </style:style>
    <style:style style:name="T23" style:family="text">
      <style:text-properties fo:background-color="#c0c0c0"/>
    </style:style>
    <style:style style:name="T24" style:family="text">
      <style:text-properties fo:color="#0000ff" style:font-name="Courier New" fo:font-size="10pt" fo:font-weight="bold" style:font-size-asian="10pt" style:font-weight-asian="bold" style:font-name-complex="Courier New" style:font-size-complex="10pt" style:font-weight-complex="bold"/>
    </style:style>
    <style:style style:name="T25" style:family="text">
      <style:text-properties fo:color="#0000ff" style:font-name="Courier New" fo:font-size="10pt" fo:language="en" fo:country="GB" fo:font-weight="bold" style:font-size-asian="10pt" style:font-weight-asian="bold" style:font-name-complex="Courier New" style:font-size-complex="10pt" style:font-weight-complex="bold"/>
    </style:style>
    <style:style style:name="T26" style:family="text">
      <style:text-properties fo:color="#0000ff" style:font-name="Courier New" fo:font-size="9.5pt" fo:font-weight="bold" style:font-size-asian="9.5pt" style:font-weight-asian="bold" style:font-name-complex="Courier New" style:font-size-complex="9.5pt" style:font-weight-complex="bold"/>
    </style:style>
    <style:style style:name="T27" style:family="text">
      <style:text-properties fo:color="#6442af" style:font-name="Arial-BoldMT" fo:font-size="10pt" fo:font-weight="bold" style:font-size-asian="10pt" style:font-weight-asian="bold" style:font-name-complex="Arial-BoldMT" style:font-size-complex="10pt" style:font-weight-complex="bold"/>
    </style:style>
    <style:style style:name="T28" style:family="text">
      <style:text-properties fo:color="#6442af" style:font-name="Courier New" fo:font-size="10pt" fo:language="en" fo:country="GB" fo:font-weight="bold" style:font-size-asian="10pt" style:font-weight-asian="bold" style:font-name-complex="Courier New" style:font-size-complex="10pt" style:font-weight-complex="bold"/>
    </style:style>
    <style:style style:name="T29" style:family="text">
      <style:text-properties fo:color="#6442af" style:font-name="Courier New" fo:font-size="10pt" fo:font-weight="bold" style:font-size-asian="10pt" style:font-weight-asian="bold" style:font-name-complex="Courier New" style:font-size-complex="10pt" style:font-weight-complex="bold"/>
    </style:style>
    <style:style style:name="T30" style:family="text">
      <style:text-properties style:font-name="Arial" fo:font-size="10pt" style:font-size-asian="10pt" style:font-name-complex="Arial" style:font-size-complex="10pt"/>
    </style:style>
    <style:style style:name="T31" style:family="text">
      <style:text-properties fo:color="#ffffff" style:font-name="Arial-BoldMT" fo:font-size="8.5pt" fo:font-weight="bold" style:font-size-asian="8.5pt" style:font-weight-asian="bold" style:font-name-complex="Arial-BoldMT" style:font-size-complex="8.5pt" style:font-weight-complex="bold"/>
    </style:style>
    <style:style style:name="T32" style:family="text">
      <style:text-properties style:text-position="super 58%"/>
    </style:style>
    <style:style style:name="T33" style:family="text">
      <style:text-properties fo:font-size="10pt" style:font-size-asian="10pt"/>
    </style:style>
    <style:style style:name="T34" style:family="text">
      <style:text-properties fo:font-size="10pt" fo:font-style="italic" style:font-size-asian="10pt" style:font-style-asian="italic" style:font-style-complex="italic"/>
    </style:style>
    <style:style style:name="T35" style:family="text">
      <style:text-properties fo:font-size="10pt" fo:font-weight="bold" style:font-size-asian="10pt" style:font-weight-asian="bold" style:font-weight-complex="bold"/>
    </style:style>
    <style:style style:name="T36" style:family="text">
      <style:text-properties fo:font-size="10pt" fo:language="en" fo:country="GB" style:font-size-asian="10pt"/>
    </style:style>
    <style:style style:name="T37" style:family="text">
      <style:text-properties officeooo:rsid="0007182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gr1" style:family="graphic">
      <style:graphic-properties draw:stroke="none" draw:fill="solid" draw:fill-color="#aca899"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37">Matrices</text:span></text:p>
      <text:list xml:id="list1522252960" text:style-name="WW8Num3">
        <text:list-item>
          <text:list>
            <text:list-item>
              <text:p text:style-name="P37">Introducción</text:p>
            </text:list-item>
          </text:list>
        </text:list-item>
      </text:list>
      <text:p text:style-name="P42">En un gran número de problemas necesitaremos manejar un conjunto de datos grande relacionados entre sí, de tal forma que constituyen una unidad para su tratamiento. </text:p>
      <text:p text:style-name="P6"><text:span text:style-name="T3">Imaginemos que deseamos leer las notas de una clase de 25 alumnos. Desearemos por tanto almacenarlas y para ello con lo que conocemos hasta ahora no habrá más remedio que declarar 25 variables. Eso es tremendamente pesado de programar. Manejar esas notas significaría estar continuamente manejando 25 variables. Por ello se pueden agrupar una serie de variables del mismo tipo en un tipo de datos más complejo que facilita su manipulación. Las tablas son una colección de datos del mismo tipo al que se le pone un nombre (por ejemplo </text:span><text:span text:style-name="T9">nota</text:span><text:span text:style-name="T3">). Para acceder a un dato de la colección hay que utilizar su índice (por ejemplo </text:span><text:span text:style-name="T9">nota[4] </text:span><text:span text:style-name="T3">almacenará la cuarta nota).</text:span></text:p>
      <text:p text:style-name="P42">Una estructura de datos es un conjunto de datos homogéneos que se tratan como una sola unidad.</text:p>
      <text:p text:style-name="P42">Si la estructura de datos reside en la memoria central de la computadora se denomina <text:span text:style-name="T14">estructura de datos interna</text:span>. Por el contrario, si reside en un soporte externo, se denomina <text:span text:style-name="T14">estructura de datos externa</text:span>. </text:p>
      <text:p text:style-name="P42">Las estructuras de datos internas pueden ser de dos tipos:</text:p>
      <text:list xml:id="list1552394859" text:style-name="WW8Num53">
        <text:list-item>
          <text:p text:style-name="P39"><text:span text:style-name="T14">Estáticas</text:span>. Tienen un número fijo de elementos que queda determinado desde la declaración de la estructura.</text:p>
        </text:list-item>
        <text:list-item>
          <text:p text:style-name="P39"><text:span text:style-name="T14">Dinámicas</text:span>. Tienen un número de elementos que varía a lo largo de la ejecución del programa.</text:p>
        </text:list-item>
      </text:list>
      <text:p text:style-name="P42">Las tablas son estructuras estáticas de datos internos. Es un tipo de dato estructurado, que se compone de varios datos del mismo tipo.</text:p>
      <text:p text:style-name="P42">Como elemento que almacena información, posee las tres características básicas: nombre, tipo, valor.</text:p>
      <text:list xml:id="list1726841334" text:continue-list="list1522252960" text:style-name="WW8Num3">
        <text:list-item>
          <text:list>
            <text:list-item>
              <text:p text:style-name="P38">Conceptos y definiciones</text:p>
            </text:list-item>
          </text:list>
        </text:list-item>
      </text:list>
      <text:list xml:id="list1745334199" text:style-name="WW8Num54">
        <text:list-item>
          <text:list>
            <text:list-item>
              <text:p text:style-name="P43"><text:span text:style-name="T14">Tabla</text:span>: estructura de datos constituida por un número fijo de elementos, todos ellos del mismo tipo, con un <text:span text:style-name="T14">nombre</text:span> (identificador) común para todos ellos y ubicados en direcciones de memoria físicamente contiguas.</text:p>
            </text:list-item>
            <text:list-item>
              <text:p text:style-name="P43"><text:span text:style-name="T14">Elemento de la tabla (componente)</text:span>: cada uno de los datos que forman parte integrante de la tabla.</text:p>
            </text:list-item>
            <text:list-item>
              <text:p text:style-name="P43"><text:span text:style-name="T14">Índice</text:span>: valor numérico entero y positivo a través del cual podemos acceder a los elementos. Marca la situación relativa de cada componente dentro de la tabla.</text:p>
            </text:list-item>
            <text:list-item>
              <text:p text:style-name="P43"><text:span text:style-name="T14">Tamaño de una tabla (longitud)</text:span>: número máximo de elementos que la forman.</text:p>
            </text:list-item>
            <text:list-item>
              <text:p text:style-name="P43"><text:span text:style-name="T14">Dimensión de la tabla</text:span>: número de índices que necesitamos para acceder a cualquiera de los elementos que la forman.</text:p>
            </text:list-item>
            <text:list-item>
              <text:p text:style-name="P43"><text:span text:style-name="T14">Acceso a los elementos o componentes de una tabla</text:span>: para acceder a un elemento en particular se debe indicar el nombre de la tabla seguido del índice correspondiente a dicho elemento entre corchetes.</text:p>
            </text:list-item>
          </text:list>
        </text:list-item>
      </text:list>
      <text:list xml:id="list935098322" text:continue-list="list1726841334" text:style-name="WW8Num3">
        <text:list-item>
          <text:list>
            <text:list-item>
              <text:p text:style-name="P38">Tablas unidimensionales</text:p>
            </text:list-item>
          </text:list>
        </text:list-item>
      </text:list>
      <text:p text:style-name="P42">Según su dimensión, las tablas se clasifican en tablas unidimensionales (vectores), tablas bidimensionales (matrices) y tablas multidimensionales.</text:p>
      <text:p text:style-name="P44">Los vectores son estructuras de datos lineales de una dimensión (un solo índice)</text:p>
      <text:p text:style-name="P45"><draw:frame draw:style-name="fr1" draw:name="Marco58" text:anchor-type="char" svg:x="1.575cm" svg:y="-0.012cm" svg:width="11.772cm" svg:height="7.962cm" draw:z-index="1"><draw:text-box><text:p text:style-name="P79"><text:span text:style-name="T14">Ejemplo</text:span>:</text:p><text:p text:style-name="P82">Vector de caracteres de tamaño 5 llamado “vocales”</text:p><table:table table:name="Tabla16" table:style-name="Tabla16"><table:table-column table:style-name="Tabla16.A"/><table:table-column table:style-name="Tabla16.B"/><table:table-column table:style-name="Tabla16.C" table:number-columns-repeated="3"/><table:table-column table:style-name="Tabla16.F"/><table:table-row table:style-name="Tabla16.1"><table:table-cell table:style-name="Tabla16.A1" office:value-type="string"><text:p text:style-name="P64"/></table:table-cell><table:table-cell table:style-name="Tabla16.B1" office:value-type="string"><text:p text:style-name="P65">1</text:p></table:table-cell><table:table-cell table:style-name="Tabla16.B1" office:value-type="string"><text:p text:style-name="P65">2</text:p></table:table-cell><table:table-cell table:style-name="Tabla16.B1" office:value-type="string"><text:p text:style-name="P65">3</text:p></table:table-cell><table:table-cell table:style-name="Tabla16.B1" office:value-type="string"><text:p text:style-name="P65">4</text:p></table:table-cell><table:table-cell table:style-name="Tabla16.B1" office:value-type="string"><text:p text:style-name="P65">5</text:p></table:table-cell></table:table-row><table:table-row table:style-name="Tabla16.1"><table:table-cell table:style-name="Tabla16.A1" office:value-type="string"><text:p text:style-name="P64">vocales </text:p></table:table-cell><table:table-cell table:style-name="Tabla16.B2" office:value-type="string"><text:p text:style-name="P64"/></table:table-cell><table:table-cell table:style-name="Tabla16.B2" office:value-type="string"><text:p text:style-name="P64"/></table:table-cell><table:table-cell table:style-name="Tabla16.B2" office:value-type="string"><text:p text:style-name="P64"/></table:table-cell><table:table-cell table:style-name="Tabla16.B2" office:value-type="string"><text:p text:style-name="P64"/></table:table-cell><table:table-cell table:style-name="Tabla16.F2" office:value-type="string"><text:p text:style-name="P64"/></table:table-cell></table:table-row></table:table><text:p text:style-name="P80"/><text:p text:style-name="P80">Declaración:</text:p><text:p text:style-name="P81"><text:tab/>vocales<text:tab/>tabla[1..5] de caracteres</text:p><text:p text:style-name="P80"/><text:p text:style-name="P80">Le asignamos a cada posición una vocal:</text:p><text:p text:style-name="P83">vocales[1] = ‘a’</text:p><text:p text:style-name="P83">vocales[2] = ‘e’</text:p><text:p text:style-name="P83">vocales[3] = ‘i’</text:p><text:p text:style-name="P83">vocales[4] = ‘o’</text:p><text:p text:style-name="P83">vocales[5] = ‘u’</text:p><table:table table:name="Tabla17" table:style-name="Tabla17"><table:table-column table:style-name="Tabla17.A"/><table:table-column table:style-name="Tabla17.B" table:number-columns-repeated="2"/><table:table-column table:style-name="Tabla17.D"/><table:table-column table:style-name="Tabla17.B"/><table:table-column table:style-name="Tabla17.F"/><table:table-row table:style-name="Tabla17.1"><table:table-cell table:style-name="Tabla17.A1" office:value-type="string"><text:p text:style-name="P51"/></table:table-cell><table:table-cell table:style-name="Tabla17.B1" office:value-type="string"><text:p text:style-name="P65">1</text:p></table:table-cell><table:table-cell table:style-name="Tabla17.B1" office:value-type="string"><text:p text:style-name="P65">2</text:p></table:table-cell><table:table-cell table:style-name="Tabla17.B1" office:value-type="string"><text:p text:style-name="P65">3</text:p></table:table-cell><table:table-cell table:style-name="Tabla17.B1" office:value-type="string"><text:p text:style-name="P65">4</text:p></table:table-cell><table:table-cell table:style-name="Tabla17.B1" office:value-type="string"><text:p text:style-name="P65">5</text:p></table:table-cell></table:table-row><table:table-row table:style-name="Tabla17.1"><table:table-cell table:style-name="Tabla17.A1" office:value-type="string"><text:p text:style-name="P64">vocales </text:p></table:table-cell><table:table-cell table:style-name="Tabla17.B2" office:value-type="string"><text:p text:style-name="P65">‘a’</text:p></table:table-cell><table:table-cell table:style-name="Tabla17.B2" office:value-type="string"><text:p text:style-name="P65">‘e’</text:p></table:table-cell><table:table-cell table:style-name="Tabla17.B2" office:value-type="string"><text:p text:style-name="P65">‘i’</text:p></table:table-cell><table:table-cell table:style-name="Tabla17.B2" office:value-type="string"><text:p text:style-name="P65">‘o’</text:p></table:table-cell><table:table-cell table:style-name="Tabla17.F2" office:value-type="string"><text:p text:style-name="P65">‘u’</text:p></table:table-cell></table:table-row></table:table><text:p text:style-name="Standard"/></draw:text-box></draw:frame></text:p>
      <text:p text:style-name="P49"/>
      <text:p text:style-name="P49"/>
      <text:p text:style-name="P49"/>
      <text:p text:style-name="P49"/>
      <text:p text:style-name="P49"/>
      <text:p text:style-name="P49"/>
      <text:p text:style-name="P49"/>
      <text:p text:style-name="P47"/>
      <text:p text:style-name="P47"/>
      <text:p text:style-name="P47"/>
      <text:p text:style-name="P47"/>
      <text:p text:style-name="P47"/>
      <text:p text:style-name="P47">Ejemplo:</text:p>
      <text:p text:style-name="P49">Programa que lee las calificaciones de un alumno en 10 asignaturas, las almacena en un vector y calcula e imprime su media:</text:p>
      <text:p text:style-name="P45"><draw:frame draw:style-name="fr2" draw:name="Marco59" text:anchor-type="char" svg:x="5.068cm" svg:y="0.131cm" svg:width="8.28cm" svg:height="7.006cm" draw:z-index="2"><draw:text-box><text:p text:style-name="P29"><text:span text:style-name="T35">PROGRAMA</text:span><text:span text:style-name="T33"> NotaMedia</text:span></text:p><text:p text:style-name="P30">var</text:p><text:p text:style-name="P35"><text:tab/>notas: tabla[1..10] de reales</text:p><text:p text:style-name="P35"><text:tab/>i: entero</text:p><text:p text:style-name="P35"><text:tab/>suma, media: real</text:p><text:p text:style-name="P30">inicio</text:p><text:p text:style-name="P29"><text:span text:style-name="T33"><text:tab/></text:span><text:span text:style-name="T35">para</text:span><text:span text:style-name="T33"> i de 1 a 10</text:span></text:p><text:p text:style-name="P36"><text:tab/><text:tab/>leer(notas[i])</text:p><text:p text:style-name="P89"><text:tab/><text:span text:style-name="T14">fin_para</text:span></text:p><text:p text:style-name="P90"><text:span text:style-name="T14"><text:tab/></text:span>suma <text:span text:style-name="T20"></text:span> 0</text:p><text:p text:style-name="P29"><text:span text:style-name="T33"><text:tab/></text:span><text:span text:style-name="T35">para</text:span><text:span text:style-name="T33"> i de 1 a 10</text:span></text:p><text:p text:style-name="P29"><text:span text:style-name="T33"><text:tab/><text:tab/>suma </text:span><text:span text:style-name="T20"></text:span> <text:span text:style-name="T33">suma + notas[i]</text:span></text:p><text:p text:style-name="P89"><text:tab/><text:span text:style-name="T14">fin_para</text:span></text:p><text:p text:style-name="P89"><text:tab/>media <text:span text:style-name="T20"></text:span> suma / 10</text:p><text:p text:style-name="P90"><text:span text:style-name="T14"><text:tab/></text:span>escribir(media)</text:p><text:h text:style-name="P95" text:outline-level="6">fin</text:h></draw:text-box></draw:frame></text:p>
      <text:p text:style-name="P49"/>
      <text:p text:style-name="P49"/>
      <text:p text:style-name="P49"/>
      <text:p text:style-name="P49"/>
      <text:p text:style-name="P49"/>
      <text:p text:style-name="P49"/>
      <text:p text:style-name="P49"/>
      <text:p text:style-name="P49"/>
      <text:p text:style-name="P49"/>
      <text:p text:style-name="P49"/>
      <text:list xml:id="list675194839" text:continue-numbering="true" text:style-name="WW8Num3">
        <text:list-item>
          <text:list>
            <text:list-item>
              <text:list>
                <text:list-item>
                  <text:p text:style-name="P53">Recorrido o acceso secuencial</text:p>
                </text:list-item>
              </text:list>
            </text:list-item>
          </text:list>
        </text:list-item>
      </text:list>
      <text:p text:style-name="P49">La manera más habitual de recorrer un vector es de izquierda a derecha partiendo del primer elemento hasta llegar al último. También puede recorrerse de derecha a izquierda. Para realizar el recorrido se utiliza una sentencia de control repetitiva, básicamente la estructura <text:span text:style-name="T14">para</text:span>.</text:p>
      <text:p text:style-name="P49">Formas de recorrer un vector: (suponemos un vector de caracteres llamado vocales, de tamaño 5)</text:p>
      <text:list xml:id="list840166542" text:style-name="WW8Num13">
        <text:list-item>
          <text:list>
            <text:list-item>
              <text:list>
                <text:list-item>
                  <text:p text:style-name="P55">de izquierda a derecha mostrando el contenido de cada elemento:</text:p>
                </text:list-item>
              </text:list>
            </text:list-item>
          </text:list>
        </text:list-item>
      </text:list>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57"><text:span text:style-name="T15">Instrucción “</text:span><text:span text:style-name="T16">para</text:span><text:span text:style-name="T15">”</text:span></text:p>
          </table:table-cell>
          <table:table-cell table:style-name="Tabla18.A1" office:value-type="string">
            <text:p text:style-name="P57"><text:span text:style-name="T15">Instrucción “</text:span><text:span text:style-name="T16">mientras</text:span><text:span text:style-name="T15">”</text:span></text:p>
          </table:table-cell>
          <table:table-cell table:style-name="Tabla18.C1" office:value-type="string">
            <text:p text:style-name="P57"><text:span text:style-name="T15">Instrucción “</text:span><text:span text:style-name="T16">repetir-mientras</text:span><text:span text:style-name="T15">”</text:span></text:p>
          </table:table-cell>
        </table:table-row>
        <table:table-row table:style-name="Tabla18.1">
          <table:table-cell table:style-name="Tabla18.A2" office:value-type="string">
            <text:p text:style-name="P58"/>
            <text:p text:style-name="P59"><text:s text:c="3"/>...</text:p>
            <text:p text:style-name="P62"><text:span text:style-name="T16">para</text:span><text:span text:style-name="T15"> i de 1 a 5</text:span></text:p>
            <text:p text:style-name="P59"><text:s text:c="3"/>escribir(vocales[i])</text:p>
            <text:p text:style-name="P60">fin_para</text:p>
            <text:p text:style-name="P59"><text:s text:c="3"/>...</text:p>
          </table:table-cell>
          <table:table-cell table:style-name="Tabla18.A2" office:value-type="string">
            <text:p text:style-name="P58"><text:s text:c="3"/>...</text:p>
            <text:p text:style-name="P62"><text:span text:style-name="T15">i </text:span><text:span text:style-name="T21"></text:span><text:span text:style-name="T15"> 1</text:span></text:p>
            <text:p text:style-name="P62"><text:span text:style-name="T16">mientras</text:span><text:span text:style-name="T15"> i &lt;= 5</text:span></text:p>
            <text:p text:style-name="P59"><text:s text:c="3"/>escribir(vocales[i])</text:p>
            <text:p text:style-name="P62"><text:span text:style-name="T17"><text:s text:c="3"/></text:span><text:span text:style-name="T15">i </text:span><text:span text:style-name="T21"></text:span><text:span text:style-name="T15"> i + 1</text:span></text:p>
            <text:p text:style-name="P60">fin_mientras</text:p>
            <text:p text:style-name="P59"><text:s text:c="3"/>...</text:p>
          </table:table-cell>
          <table:table-cell table:style-name="Tabla18.C2" office:value-type="string">
            <text:p text:style-name="P58">...</text:p>
            <text:p text:style-name="P62"><text:span text:style-name="T15">i </text:span><text:span text:style-name="T21"></text:span><text:span text:style-name="T15"> 1</text:span></text:p>
            <text:p text:style-name="P60">repetir</text:p>
            <text:p text:style-name="P59"><text:s text:c="3"/>escribir(vocales[i])</text:p>
            <text:p text:style-name="P62"><text:span text:style-name="T15"><text:s text:c="3"/></text:span><text:span text:style-name="T18">i </text:span><text:span text:style-name="T21"></text:span><text:span text:style-name="T18"> i + 1</text:span></text:p>
            <text:p text:style-name="P62"><text:span text:style-name="T19">mientras</text:span><text:span text:style-name="T18"> i &lt;= 5</text:span></text:p>
            <text:p text:style-name="P59"><text:s text:c="3"/>...</text:p>
          </table:table-cell>
        </table:table-row>
      </table:table>
      <text:list xml:id="list2082817197" text:continue-numbering="true" text:style-name="WW8Num13">
        <text:list-item>
          <text:list>
            <text:list-item>
              <text:list>
                <text:list-item>
                  <text:p text:style-name="P56">de derecha a izquierda mostrando el contenido de cada elemento:</text:p>
                </text:list-item>
              </text:list>
            </text:list-item>
          </text:list>
        </text:list-item>
      </text:list>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57"><text:span text:style-name="T15">Instrucción “</text:span><text:span text:style-name="T16">para</text:span><text:span text:style-name="T15">”</text:span></text:p>
          </table:table-cell>
          <table:table-cell table:style-name="Tabla19.A1" office:value-type="string">
            <text:p text:style-name="P57"><text:span text:style-name="T15">Instrucción “</text:span><text:span text:style-name="T16">mientras</text:span><text:span text:style-name="T15">”</text:span></text:p>
          </table:table-cell>
          <table:table-cell table:style-name="Tabla19.C1" office:value-type="string">
            <text:p text:style-name="P57"><text:span text:style-name="T15">Instrucción “</text:span><text:span text:style-name="T16">repetir-mientras</text:span><text:span text:style-name="T15">”</text:span></text:p>
          </table:table-cell>
        </table:table-row>
        <table:table-row table:style-name="Tabla19.1">
          <table:table-cell table:style-name="Tabla19.A2" office:value-type="string">
            <text:p text:style-name="P58"/>
            <text:p text:style-name="P59"><text:s text:c="3"/>...</text:p>
            <text:p text:style-name="P62"><text:span text:style-name="T16">para</text:span><text:span text:style-name="T15"> i de 5 a 1 inc = -1</text:span></text:p>
            <text:p text:style-name="P59"><text:s text:c="3"/>escribir(vocales[i])</text:p>
            <text:p text:style-name="P60">fin_para</text:p>
            <text:p text:style-name="P59"><text:s text:c="3"/>...</text:p>
          </table:table-cell>
          <table:table-cell table:style-name="Tabla19.A2" office:value-type="string">
            <text:p text:style-name="P58"><text:s text:c="3"/>...</text:p>
            <text:p text:style-name="P62"><text:span text:style-name="T15">i </text:span><text:span text:style-name="T21"></text:span><text:span text:style-name="T15"> 5</text:span></text:p>
            <text:p text:style-name="P62"><text:span text:style-name="T16">mientras</text:span><text:span text:style-name="T15"> i &gt;= 1</text:span></text:p>
            <text:p text:style-name="P59"><text:s text:c="3"/>escribir(vocales[i])</text:p>
            <text:p text:style-name="P62"><text:span text:style-name="T15"><text:s text:c="3"/>i </text:span><text:span text:style-name="T21"></text:span><text:span text:style-name="T15"> i - 1</text:span></text:p>
            <text:p text:style-name="P60">fin_mientras</text:p>
            <text:p text:style-name="P59"><text:s text:c="3"/>...</text:p>
          </table:table-cell>
          <table:table-cell table:style-name="Tabla19.C2" office:value-type="string">
            <text:p text:style-name="P58">...</text:p>
            <text:p text:style-name="P62"><text:span text:style-name="T15">i </text:span><text:span text:style-name="T21"></text:span><text:span text:style-name="T15"> 5</text:span></text:p>
            <text:p text:style-name="P60">repetir</text:p>
            <text:p text:style-name="P59"><text:s text:c="3"/>escribir(vocales[i])</text:p>
            <text:p text:style-name="P62"><text:span text:style-name="T17"><text:s text:c="3"/></text:span><text:span text:style-name="T18">i </text:span><text:span text:style-name="T21"></text:span><text:span text:style-name="T18"> i - 1</text:span></text:p>
            <text:p text:style-name="P62"><text:span text:style-name="T16">mientras</text:span><text:span text:style-name="T15"> i &gt;= 1</text:span></text:p>
            <text:p text:style-name="P59"><text:s text:c="3"/>...</text:p>
          </table:table-cell>
        </table:table-row>
      </table:table>
      <text:list xml:id="list1489572870" text:continue-list="list675194839" text:style-name="WW8Num3">
        <text:list-item>
          <text:list>
            <text:list-item>
              <text:list>
                <text:list-item>
                  <text:p text:style-name="P53">Carga de datos</text:p>
                </text:list-item>
              </text:list>
            </text:list-item>
          </text:list>
        </text:list-item>
      </text:list>
      <text:p text:style-name="P49">El objetivo de esta operación, es dar un valor a cada uno de los elementos del vector. Se puede realizar de dos formas:</text:p>
      <text:list xml:id="list1704616788" text:style-name="WW8Num31">
        <text:list-item>
          <text:list>
            <text:list-item>
              <text:list>
                <text:list-item>
                  <text:p text:style-name="P70">Inicialización. Consiste en asignar una lista de valores al vector en el mismo momento de ser definido.</text:p>
                </text:list-item>
              </text:list>
            </text:list-item>
          </text:list>
        </text:list-item>
      </text:list>
      <text:p text:style-name="P71">vocales[5] <text:span text:style-name="T20"></text:span> {‘a’,’e’,’i’,’o’,’u’}<text:tab/>tabla de caracteres</text:p>
      <text:list xml:id="list1489763031" text:continue-numbering="true" text:style-name="WW8Num31">
        <text:list-item>
          <text:list>
            <text:list-item>
              <text:list>
                <text:list-item>
                  <text:p text:style-name="P70">Asignación.</text:p>
                </text:list-item>
              </text:list>
            </text:list-item>
          </text:list>
        </text:list-item>
      </text:list>
      <text:p text:style-name="P72">vocales[1] <text:span text:style-name="T20"></text:span> ‘a’</text:p>
      <text:p text:style-name="P72">vocales[2] <text:span text:style-name="T20"></text:span> ‘e’</text:p>
      <text:p text:style-name="P72">vocales[3] <text:span text:style-name="T20"></text:span> ‘i’</text:p>
      <text:p text:style-name="P72">vocales[4] <text:span text:style-name="T20"></text:span> ‘o’</text:p>
      <text:p text:style-name="P73">vocales[5] <text:span text:style-name="T20"></text:span> ‘u’</text:p>
      <text:p text:style-name="P42"><text:tab/><text:tab/>Si quisiéramos asignar un mismo valor (*) a todos los elementos:</text:p>
      <text:p text:style-name="P40"><draw:frame draw:style-name="fr1" draw:name="Marco60" text:anchor-type="char" svg:x="3.798cm" svg:y="0.093cm" svg:width="5.74cm" svg:height="1.612cm" draw:z-index="7"><draw:text-box><text:p text:style-name="P28"><text:span text:style-name="T35">para</text:span><text:span text:style-name="T33"> i de 1 a 5</text:span></text:p><text:p text:style-name="P28"><text:span text:style-name="T33"><text:tab/>vocales[i] </text:span><text:span text:style-name="T22"></text:span><text:span text:style-name="T33"> ‘*’</text:span></text:p><text:p text:style-name="P33">fin_para</text:p></draw:text-box></draw:frame></text:p>
      <text:p text:style-name="P42"/>
      <text:p text:style-name="P42"/>
      <text:list xml:id="list117632384" text:continue-numbering="true" text:style-name="WW8Num31">
        <text:list-item>
          <text:list>
            <text:list-item>
              <text:p text:style-name="P41">Lectura</text:p>
            </text:list-item>
          </text:list>
        </text:list-item>
      </text:list>
      <text:p text:style-name="P75">Esta operación nos permite almacenar valores en los distintos elementos de un vector, valores que son introducidos a través de un dispositivo externo (teclado). Se puede utilizar para efectuar una carga total o parcial del vector.</text:p>
      <text:p text:style-name="P76">Formato:<text:tab/>leer(nombre_vector[índice])</text:p>
      <text:p text:style-name="P74"><draw:frame draw:style-name="fr1" draw:name="Marco61" text:anchor-type="char" svg:x="3.798cm" svg:y="0.178cm" svg:width="5.74cm" svg:height="1.612cm" draw:z-index="8"><draw:text-box><text:p text:style-name="P28"><text:span text:style-name="T35">para</text:span><text:span text:style-name="T33"> i de 1 a 5</text:span></text:p><text:p text:style-name="P28"><text:span text:style-name="T33"><text:tab/></text:span><text:span text:style-name="T36">leer(vocales[i])</text:span></text:p><text:p text:style-name="P33">fin_para</text:p></draw:text-box></draw:frame></text:p>
      <text:p text:style-name="P75"/>
      <text:p text:style-name="P75"/>
      <text:list xml:id="list1057962530" text:continue-numbering="true" text:style-name="WW8Num31">
        <text:list-item>
          <text:list>
            <text:list-item>
              <text:p text:style-name="P41">Escritura</text:p>
            </text:list-item>
          </text:list>
        </text:list-item>
      </text:list>
      <text:p text:style-name="P75">Muestra los valores contenidos en un vector.</text:p>
      <text:p text:style-name="P76">Formato:<text:tab/>escribir(nombre_vector[índice])</text:p>
      <text:p text:style-name="P74"><draw:frame draw:style-name="fr1" draw:name="Marco62" text:anchor-type="char" svg:x="3.48cm" svg:y="0.236cm" svg:width="5.74cm" svg:height="1.612cm" draw:z-index="9"><draw:text-box><text:p text:style-name="P28"><text:span text:style-name="T35">para</text:span><text:span text:style-name="T33"> i de 1 a 5</text:span></text:p><text:p text:style-name="P34"><text:tab/>escribir(vocales[i])</text:p><text:p text:style-name="P33">fin_para</text:p></draw:text-box></draw:frame></text:p>
      <text:p text:style-name="P75"/>
      <text:p text:style-name="P75"/>
      <text:list xml:id="list1082698906" text:continue-list="list1489572870" text:style-name="WW8Num3">
        <text:list-item>
          <text:list>
            <text:list-item>
              <text:list>
                <text:list-item>
                  <text:p text:style-name="P53"><text:soft-page-break/>Ejercicios</text:p>
                </text:list-item>
              </text:list>
            </text:list-item>
          </text:list>
        </text:list-item>
      </text:list>
      <text:list xml:id="list864976078" text:continue-list="list1057962530" text:style-name="WW8Num31">
        <text:list-item>
          <text:p text:style-name="P85">Programa que lee por teclado una secuencia de 10 números enteros almacenándolos en un vector llamado “números” y los muestra en orden inverso al de entrada.</text:p>
        </text:list-item>
        <text:list-item>
          <text:p text:style-name="P85">Programa que carga el vector sqrs con los cuadrados de los números del 1 al 10 y después los muestra por pantalla.</text:p>
        </text:list-item>
        <text:list-item>
          <text:p text:style-name="P14">Algoritmo que lee una secuencia de 10 números enteros cargándolos en un vector y a continuación encuentra y muestra la posición que ocupa el primer número negativo en caso de existir. En caso contrario escribirá un mensaje indicándolo.</text:p>
        </text:list-item>
        <text:list-item>
          <text:p text:style-name="P85">Programa que lee una secuencia de 10 números enteros sobre un vector y obtiene y muestra cuáles son el mayor y el menor, y cuántas veces se repiten ambos.</text:p>
        </text:list-item>
      </text:list>
      <text:list xml:id="list1089797821" text:continue-list="list1082698906" text:style-name="WW8Num3">
        <text:list-item>
          <text:list>
            <text:list-item>
              <text:p text:style-name="P38"><text:s/>Tablas bidimensionales (matrices)</text:p>
            </text:list-item>
          </text:list>
        </text:list-item>
      </text:list>
      <text:p text:style-name="P75">Son tablas de dos dimensiones cuyos componentes son todos del mismo tipo. Para acceder a sus componentes se necesitan dos índices (fila y columna):</text:p>
      <text:p text:style-name="P78">Identificador[índice_fila,índice_columna]</text:p>
      <text:p text:style-name="P75">Representación de una matriz de m filas x n columnas:</text:p>
      <table:table table:name="Tabla20" table:style-name="Tabla20">
        <table:table-column table:style-name="Tabla20.A" table:number-columns-repeated="2"/>
        <table:table-column table:style-name="Tabla20.C"/>
        <table:table-column table:style-name="Tabla20.D"/>
        <table:table-row table:style-name="Tabla20.1">
          <table:table-cell table:style-name="Tabla20.A1" office:value-type="string">
            <text:p text:style-name="P66">a[1,1]</text:p>
          </table:table-cell>
          <table:table-cell table:style-name="Tabla20.A1" office:value-type="string">
            <text:p text:style-name="P66">a[1,2]</text:p>
          </table:table-cell>
          <table:table-cell table:style-name="Tabla20.A1" office:value-type="string">
            <text:p text:style-name="P66">...</text:p>
          </table:table-cell>
          <table:table-cell table:style-name="Tabla20.D1" office:value-type="string">
            <text:p text:style-name="P66">a[1,n]</text:p>
          </table:table-cell>
        </table:table-row>
        <table:table-row table:style-name="Tabla20.1">
          <table:table-cell table:style-name="Tabla20.A1" office:value-type="string">
            <text:p text:style-name="P66"><draw:frame draw:style-name="fr3" draw:name="Marco63" text:anchor-type="char" svg:x="-1.406cm" svg:y="0.224cm" svg:width="0.953cm" svg:height="0.953cm" draw:z-index="3"><draw:text-box><text:p text:style-name="Standard">a</text:p></draw:text-box></draw:frame>a[2,1]</text:p>
          </table:table-cell>
          <table:table-cell table:style-name="Tabla20.A1" office:value-type="string">
            <text:p text:style-name="P66">a[2,2]</text:p>
          </table:table-cell>
          <table:table-cell table:style-name="Tabla20.A1" office:value-type="string">
            <text:p text:style-name="P66">...</text:p>
          </table:table-cell>
          <table:table-cell table:style-name="Tabla20.D1" office:value-type="string">
            <text:p text:style-name="P66">a[2,n]</text:p>
          </table:table-cell>
        </table:table-row>
        <table:table-row table:style-name="Tabla20.1">
          <table:table-cell table:style-name="Tabla20.A1" office:value-type="string">
            <text:p text:style-name="P66">...</text:p>
          </table:table-cell>
          <table:table-cell table:style-name="Tabla20.A1" office:value-type="string">
            <text:p text:style-name="P66"/>
          </table:table-cell>
          <table:table-cell table:style-name="Tabla20.A1" office:value-type="string">
            <text:p text:style-name="P66"/>
          </table:table-cell>
          <table:table-cell table:style-name="Tabla20.D1" office:value-type="string">
            <text:p text:style-name="P66"/>
          </table:table-cell>
        </table:table-row>
        <table:table-row table:style-name="Tabla20.1">
          <table:table-cell table:style-name="Tabla20.A1" office:value-type="string">
            <text:p text:style-name="P66">a[m,1]</text:p>
          </table:table-cell>
          <table:table-cell table:style-name="Tabla20.A1" office:value-type="string">
            <text:p text:style-name="P66">a[m,2]</text:p>
          </table:table-cell>
          <table:table-cell table:style-name="Tabla20.A1" office:value-type="string">
            <text:p text:style-name="P66">...</text:p>
          </table:table-cell>
          <table:table-cell table:style-name="Tabla20.D1" office:value-type="string">
            <text:p text:style-name="P66">a[m,n]</text:p>
          </table:table-cell>
        </table:table-row>
      </table:table>
      <text:p text:style-name="P75"/>
      <text:p text:style-name="P75">Declaración (suponiendo los componentes números enteros):</text:p>
      <text:p text:style-name="P75"><text:tab/>a:<text:tab/>tabla[1..m,1..n] de enteros</text:p>
      <text:p text:style-name="P47">Ejemplo:</text:p>
      <text:p text:style-name="P49">Consideremos una matriz de 4 filas y 6 columnas que contiene el número de alumnos matriculados en cada grupo de un centro docente por crédito. Las filas corresponden a los créditos y las columnas a los grupos.</text:p>
      <text:p text:style-name="P49"><text:span text:style-name="T2"></text:span> <text:span text:style-name="T23">matrícula:<text:tab/>tabla[1..4,1..6] de enteros</text:span></text:p>
      <table:table table:name="Tabla21" table:style-name="Tabla21">
        <table:table-column table:style-name="Tabla21.A"/>
        <table:table-column table:style-name="Tabla21.B"/>
        <table:table-column table:style-name="Tabla21.C" table:number-columns-repeated="3"/>
        <table:table-column table:style-name="Tabla21.F" table:number-columns-repeated="2"/>
        <table:table-column table:style-name="Tabla21.H"/>
        <table:table-row table:style-name="Tabla21.1">
          <table:table-cell table:style-name="Tabla21.A1" office:value-type="string">
            <text:p text:style-name="P63"/>
          </table:table-cell>
          <table:table-cell table:style-name="Tabla21.B1" office:value-type="string">
            <text:p text:style-name="P67"/>
          </table:table-cell>
          <table:table-cell table:style-name="Tabla21.C1" office:value-type="string">
            <text:p text:style-name="P68">1</text:p>
          </table:table-cell>
          <table:table-cell table:style-name="Tabla21.C1" office:value-type="string">
            <text:p text:style-name="P68">2</text:p>
          </table:table-cell>
          <table:table-cell table:style-name="Tabla21.C1" office:value-type="string">
            <text:p text:style-name="P68">3</text:p>
          </table:table-cell>
          <table:table-cell table:style-name="Tabla21.C1" office:value-type="string">
            <text:p text:style-name="P68">4</text:p>
          </table:table-cell>
          <table:table-cell table:style-name="Tabla21.C1" office:value-type="string">
            <text:p text:style-name="P68">5</text:p>
          </table:table-cell>
          <table:table-cell table:style-name="Tabla21.C1" office:value-type="string">
            <text:p text:style-name="P68">6</text:p>
          </table:table-cell>
        </table:table-row>
        <table:table-row table:style-name="Tabla21.1">
          <table:table-cell table:style-name="Tabla21.A1" office:value-type="string">
            <text:p text:style-name="P61"/>
          </table:table-cell>
          <table:table-cell table:style-name="Tabla21.B1" office:value-type="string">
            <text:p text:style-name="P68">1</text:p>
          </table:table-cell>
          <table:table-cell table:style-name="Tabla21.C2" office:value-type="string">
            <text:p text:style-name="P69">30</text:p>
          </table:table-cell>
          <table:table-cell table:style-name="Tabla21.C2" office:value-type="string">
            <text:p text:style-name="P69">28</text:p>
          </table:table-cell>
          <table:table-cell table:style-name="Tabla21.E2" office:value-type="string">
            <text:p text:style-name="P69">29</text:p>
          </table:table-cell>
          <table:table-cell table:style-name="Tabla21.C2" office:value-type="string">
            <text:p text:style-name="P69">25</text:p>
          </table:table-cell>
          <table:table-cell table:style-name="Tabla21.C2" office:value-type="string">
            <text:p text:style-name="P69">23</text:p>
          </table:table-cell>
          <table:table-cell table:style-name="Tabla21.H2" office:value-type="string">
            <text:p text:style-name="P69">30</text:p>
          </table:table-cell>
        </table:table-row>
        <table:table-row table:style-name="Tabla21.1">
          <table:table-cell table:style-name="Tabla21.A1" office:value-type="string">
            <text:p text:style-name="P63">matrícula</text:p>
          </table:table-cell>
          <table:table-cell table:style-name="Tabla21.B1" office:value-type="string">
            <text:p text:style-name="P68">2</text:p>
          </table:table-cell>
          <table:table-cell table:style-name="Tabla21.C2" office:value-type="string">
            <text:p text:style-name="P69">22</text:p>
          </table:table-cell>
          <table:table-cell table:style-name="Tabla21.C2" office:value-type="string">
            <text:p text:style-name="P69">23</text:p>
          </table:table-cell>
          <table:table-cell table:style-name="Tabla21.C2" office:value-type="string">
            <text:p text:style-name="P69">21</text:p>
          </table:table-cell>
          <table:table-cell table:style-name="Tabla21.C2" office:value-type="string">
            <text:p text:style-name="P69">21</text:p>
          </table:table-cell>
          <table:table-cell table:style-name="Tabla21.C2" office:value-type="string">
            <text:p text:style-name="P69">20</text:p>
          </table:table-cell>
          <table:table-cell table:style-name="Tabla21.H2" office:value-type="string">
            <text:p text:style-name="P69">22</text:p>
          </table:table-cell>
        </table:table-row>
        <table:table-row table:style-name="Tabla21.1">
          <table:table-cell table:style-name="Tabla21.A1" office:value-type="string">
            <text:p text:style-name="P63"/>
          </table:table-cell>
          <table:table-cell table:style-name="Tabla21.B1" office:value-type="string">
            <text:p text:style-name="P68">3</text:p>
          </table:table-cell>
          <table:table-cell table:style-name="Tabla21.C2" office:value-type="string">
            <text:p text:style-name="P69">31</text:p>
          </table:table-cell>
          <table:table-cell table:style-name="Tabla21.C2" office:value-type="string">
            <text:p text:style-name="P69">31</text:p>
          </table:table-cell>
          <table:table-cell table:style-name="Tabla21.C2" office:value-type="string">
            <text:p text:style-name="P69">30</text:p>
          </table:table-cell>
          <table:table-cell table:style-name="Tabla21.C2" office:value-type="string">
            <text:p text:style-name="P69">27</text:p>
          </table:table-cell>
          <table:table-cell table:style-name="Tabla21.E2" office:value-type="string">
            <text:p text:style-name="P69">28</text:p>
          </table:table-cell>
          <table:table-cell table:style-name="Tabla21.H2" office:value-type="string">
            <text:p text:style-name="P69">31</text:p>
          </table:table-cell>
        </table:table-row>
        <table:table-row table:style-name="Tabla21.1">
          <table:table-cell table:style-name="Tabla21.A1" office:value-type="string">
            <text:p text:style-name="P63"/>
          </table:table-cell>
          <table:table-cell table:style-name="Tabla21.B1" office:value-type="string">
            <text:p text:style-name="P68">4</text:p>
          </table:table-cell>
          <table:table-cell table:style-name="Tabla21.E2" office:value-type="string">
            <text:p text:style-name="P69">24</text:p>
          </table:table-cell>
          <table:table-cell table:style-name="Tabla21.C2" office:value-type="string">
            <text:p text:style-name="P69">20</text:p>
          </table:table-cell>
          <table:table-cell table:style-name="Tabla21.C2" office:value-type="string">
            <text:p text:style-name="P69">18</text:p>
          </table:table-cell>
          <table:table-cell table:style-name="Tabla21.C2" office:value-type="string">
            <text:p text:style-name="P69">23</text:p>
          </table:table-cell>
          <table:table-cell table:style-name="Tabla21.C2" office:value-type="string">
            <text:p text:style-name="P69">21</text:p>
          </table:table-cell>
          <table:table-cell table:style-name="Tabla21.H2" office:value-type="string">
            <text:p text:style-name="P69">20</text:p>
          </table:table-cell>
        </table:table-row>
      </table:table>
      <text:p text:style-name="P49">Nº de alumnos matriculados en el c1 del grupo 3:<text:tab/>matrícula[1,3]</text:p>
      <text:p text:style-name="P49">Nº de alumnos matriculados en el c3 del grupo 5:<text:tab/>matrícula[3,5]</text:p>
      <text:p text:style-name="P50">...</text:p>
      <text:p text:style-name="P49">longitud o tamaño: 4 * 6 = 24</text:p>
      <text:p text:style-name="P49"><text:span text:style-name="T14">Ejercicio</text:span>: programa que carga la tabla del ejemplo anterior y a continuación calcula y muestra el total de alumnos matriculados por crédito. (suponemos que los 6 grupos son del mismo nivel (asi-1) y tienen los mismos créditos)</text:p>
      <text:p text:style-name="P45"><draw:frame draw:style-name="fr2" draw:name="Marco64" text:anchor-type="char" svg:x="3.798cm" svg:y="0.201cm" svg:width="8.597cm" svg:height="7.645cm" draw:z-index="5"><draw:text-box><text:p text:style-name="P29"><text:span text:style-name="T35">PROGRAMA</text:span><text:span text:style-name="T33">: Matrícula</text:span></text:p><text:p text:style-name="P32">var</text:p><text:p text:style-name="P35"><text:tab/>matrícula: tabla[1..4,1..6] de enteros</text:p><text:p text:style-name="P35"><text:tab/>i, j, suma: entero</text:p><text:p text:style-name="P30">inicio</text:p><text:p text:style-name="P29"><text:span text:style-name="T33"><text:tab/></text:span><text:span text:style-name="T35">para</text:span><text:span text:style-name="T33"> i de 1 a 4</text:span></text:p><text:p text:style-name="P29"><text:span text:style-name="T33"><text:tab/><text:tab/></text:span><text:span text:style-name="T35">para</text:span><text:span text:style-name="T33"> j de 1 a 6</text:span></text:p><text:p text:style-name="P36"><text:tab/><text:tab/><text:tab/>leer(matrícula[i,j])</text:p><text:p text:style-name="P29"><text:span text:style-name="T33"><text:tab/><text:tab/></text:span><text:span text:style-name="T35">fin_para</text:span></text:p><text:p text:style-name="P89"><text:tab/><text:span text:style-name="T14">fin_para</text:span></text:p><text:p text:style-name="P29"><text:span text:style-name="T33"><text:tab/></text:span><text:span text:style-name="T35">para</text:span><text:span text:style-name="T33"> i de 1 a 4</text:span></text:p><text:p text:style-name="P93"><text:span text:style-name="T14"><text:tab/><text:tab/></text:span>suma <text:span text:style-name="T20"></text:span> 0</text:p><text:p text:style-name="P29"><text:span text:style-name="T33"><text:tab/><text:tab/></text:span><text:span text:style-name="T35">para</text:span><text:span text:style-name="T33"> j de 1 a 6</text:span></text:p><text:p text:style-name="P29"><text:span text:style-name="T33"><text:tab/><text:tab/><text:tab/>suma </text:span><text:span text:style-name="T20"></text:span> <text:span text:style-name="T33">suma + matrícula[i,j]</text:span></text:p><text:p text:style-name="P29"><text:span text:style-name="T33"><text:tab/><text:tab/></text:span><text:span text:style-name="T35">fin_para</text:span></text:p><text:p text:style-name="P94"><text:tab/><text:tab/>escribir(i, suma)</text:p><text:p text:style-name="P89"><text:tab/><text:span text:style-name="T14">fin_para</text:span></text:p><text:p text:style-name="P92">fi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7"/>
      <text:p text:style-name="P47"/>
      <text:p text:style-name="P47"><text:soft-page-break/>Ejemplo:</text:p>
      <text:p text:style-name="P49">Consideremos una matriz de nombre <text:span text:style-name="T14">notas</text:span> que contiene las calificaciones obtenidas por los diez alumnos de una clase en cuatro asignaturas diferentes (c1, c2, c4, c7). Las filas representan a las asignaturas y las columnas a los alumnos <text:span text:style-name="T2"></text:span> <text:span text:style-name="T23">notas:<text:tab/>tabla[1..4,1..10]<text:tab/> de reales</text:span></text:p>
      <table:table table:name="Tabla22" table:style-name="Tabla22">
        <table:table-column table:style-name="Tabla22.A"/>
        <table:table-column table:style-name="Tabla22.B"/>
        <table:table-column table:style-name="Tabla22.C" table:number-columns-repeated="3"/>
        <table:table-column table:style-name="Tabla22.F" table:number-columns-repeated="2"/>
        <table:table-column table:style-name="Tabla22.C"/>
        <table:table-column table:style-name="Tabla22.I" table:number-columns-repeated="2"/>
        <table:table-column table:style-name="Tabla22.F"/>
        <table:table-column table:style-name="Tabla22.L"/>
        <table:table-row table:style-name="Tabla22.1">
          <table:table-cell table:style-name="Tabla22.A1" office:value-type="string">
            <text:p text:style-name="P63"/>
          </table:table-cell>
          <table:table-cell table:style-name="Tabla22.B1" office:value-type="string">
            <text:p text:style-name="P67"/>
          </table:table-cell>
          <table:table-cell table:style-name="Tabla22.C1" office:value-type="string">
            <text:p text:style-name="P68">1</text:p>
          </table:table-cell>
          <table:table-cell table:style-name="Tabla22.C1" office:value-type="string">
            <text:p text:style-name="P68">2</text:p>
          </table:table-cell>
          <table:table-cell table:style-name="Tabla22.C1" office:value-type="string">
            <text:p text:style-name="P68">3</text:p>
          </table:table-cell>
          <table:table-cell table:style-name="Tabla22.C1" office:value-type="string">
            <text:p text:style-name="P68">4</text:p>
          </table:table-cell>
          <table:table-cell table:style-name="Tabla22.C1" office:value-type="string">
            <text:p text:style-name="P68">5</text:p>
          </table:table-cell>
          <table:table-cell table:style-name="Tabla22.C1" office:value-type="string">
            <text:p text:style-name="P68">6</text:p>
          </table:table-cell>
          <table:table-cell table:style-name="Tabla22.C1" office:value-type="string">
            <text:p text:style-name="P68">7</text:p>
          </table:table-cell>
          <table:table-cell table:style-name="Tabla22.C1" office:value-type="string">
            <text:p text:style-name="P68">8</text:p>
          </table:table-cell>
          <table:table-cell table:style-name="Tabla22.C1" office:value-type="string">
            <text:p text:style-name="P68">9</text:p>
          </table:table-cell>
          <table:table-cell table:style-name="Tabla22.C1" office:value-type="string">
            <text:p text:style-name="P68">10</text:p>
          </table:table-cell>
        </table:table-row>
        <table:table-row table:style-name="Tabla22.1">
          <table:table-cell table:style-name="Tabla22.A1" office:value-type="string">
            <text:p text:style-name="P63"/>
          </table:table-cell>
          <table:table-cell table:style-name="Tabla22.B1" office:value-type="string">
            <text:p text:style-name="P68">1</text:p>
          </table:table-cell>
          <table:table-cell table:style-name="Tabla22.C2" office:value-type="string">
            <text:p text:style-name="P69">9</text:p>
          </table:table-cell>
          <table:table-cell table:style-name="Tabla22.C2" office:value-type="string">
            <text:p text:style-name="P69">4</text:p>
          </table:table-cell>
          <table:table-cell table:style-name="Tabla22.E2" office:value-type="string">
            <text:p text:style-name="P69">8,25</text:p>
          </table:table-cell>
          <table:table-cell table:style-name="Tabla22.C2" office:value-type="string">
            <text:p text:style-name="P69">6</text:p>
          </table:table-cell>
          <table:table-cell table:style-name="Tabla22.C2" office:value-type="string">
            <text:p text:style-name="P69">10</text:p>
          </table:table-cell>
          <table:table-cell table:style-name="Tabla22.C2" office:value-type="string">
            <text:p text:style-name="P69">2,25</text:p>
          </table:table-cell>
          <table:table-cell table:style-name="Tabla22.C2" office:value-type="string">
            <text:p text:style-name="P69">1,75</text:p>
          </table:table-cell>
          <table:table-cell table:style-name="Tabla22.C2" office:value-type="string">
            <text:p text:style-name="P69">7,25</text:p>
          </table:table-cell>
          <table:table-cell table:style-name="Tabla22.E2" office:value-type="string">
            <text:p text:style-name="P69">3</text:p>
          </table:table-cell>
          <table:table-cell table:style-name="Tabla22.L2" office:value-type="string">
            <text:p text:style-name="P69">5,5</text:p>
          </table:table-cell>
        </table:table-row>
        <table:table-row table:style-name="Tabla22.1">
          <table:table-cell table:style-name="Tabla22.A1" office:value-type="string">
            <text:p text:style-name="P63">notas</text:p>
          </table:table-cell>
          <table:table-cell table:style-name="Tabla22.B1" office:value-type="string">
            <text:p text:style-name="P68">2</text:p>
          </table:table-cell>
          <table:table-cell table:style-name="Tabla22.C2" office:value-type="string">
            <text:p text:style-name="P69">7,75</text:p>
          </table:table-cell>
          <table:table-cell table:style-name="Tabla22.C2" office:value-type="string">
            <text:p text:style-name="P69">7</text:p>
          </table:table-cell>
          <table:table-cell table:style-name="Tabla22.C2" office:value-type="string">
            <text:p text:style-name="P69">9,25</text:p>
          </table:table-cell>
          <table:table-cell table:style-name="Tabla22.C2" office:value-type="string">
            <text:p text:style-name="P69">2,5</text:p>
          </table:table-cell>
          <table:table-cell table:style-name="Tabla22.C2" office:value-type="string">
            <text:p text:style-name="P69">5</text:p>
          </table:table-cell>
          <table:table-cell table:style-name="Tabla22.C2" office:value-type="string">
            <text:p text:style-name="P69">6</text:p>
          </table:table-cell>
          <table:table-cell table:style-name="Tabla22.C2" office:value-type="string">
            <text:p text:style-name="P69">3,5</text:p>
          </table:table-cell>
          <table:table-cell table:style-name="Tabla22.C2" office:value-type="string">
            <text:p text:style-name="P69">6,75</text:p>
          </table:table-cell>
          <table:table-cell table:style-name="Tabla22.C2" office:value-type="string">
            <text:p text:style-name="P69">1</text:p>
          </table:table-cell>
          <table:table-cell table:style-name="Tabla22.L2" office:value-type="string">
            <text:p text:style-name="P69">4</text:p>
          </table:table-cell>
        </table:table-row>
        <table:table-row table:style-name="Tabla22.1">
          <table:table-cell table:style-name="Tabla22.A1" office:value-type="string">
            <text:p text:style-name="P63"/>
          </table:table-cell>
          <table:table-cell table:style-name="Tabla22.B1" office:value-type="string">
            <text:p text:style-name="P68">3</text:p>
          </table:table-cell>
          <table:table-cell table:style-name="Tabla22.C2" office:value-type="string">
            <text:p text:style-name="P69">5,25</text:p>
          </table:table-cell>
          <table:table-cell table:style-name="Tabla22.C2" office:value-type="string">
            <text:p text:style-name="P69">4,75</text:p>
          </table:table-cell>
          <table:table-cell table:style-name="Tabla22.C2" office:value-type="string">
            <text:p text:style-name="P69">8,5</text:p>
          </table:table-cell>
          <table:table-cell table:style-name="Tabla22.C2" office:value-type="string">
            <text:p text:style-name="P69">7</text:p>
          </table:table-cell>
          <table:table-cell table:style-name="Tabla22.E2" office:value-type="string">
            <text:p text:style-name="P69">6,5</text:p>
          </table:table-cell>
          <table:table-cell table:style-name="Tabla22.C2" office:value-type="string">
            <text:p text:style-name="P69">10</text:p>
          </table:table-cell>
          <table:table-cell table:style-name="Tabla22.C2" office:value-type="string">
            <text:p text:style-name="P69">0,25</text:p>
          </table:table-cell>
          <table:table-cell table:style-name="Tabla22.E2" office:value-type="string">
            <text:p text:style-name="P69">8,25</text:p>
          </table:table-cell>
          <table:table-cell table:style-name="Tabla22.C2" office:value-type="string">
            <text:p text:style-name="P69">8</text:p>
          </table:table-cell>
          <table:table-cell table:style-name="Tabla22.L2" office:value-type="string">
            <text:p text:style-name="P69">7,5</text:p>
          </table:table-cell>
        </table:table-row>
        <table:table-row table:style-name="Tabla22.1">
          <table:table-cell table:style-name="Tabla22.A1" office:value-type="string">
            <text:p text:style-name="P63"/>
          </table:table-cell>
          <table:table-cell table:style-name="Tabla22.B1" office:value-type="string">
            <text:p text:style-name="P68">4</text:p>
          </table:table-cell>
          <table:table-cell table:style-name="Tabla22.E2" office:value-type="string">
            <text:p text:style-name="P69">5,5</text:p>
          </table:table-cell>
          <table:table-cell table:style-name="Tabla22.C2" office:value-type="string">
            <text:p text:style-name="P69">0,25</text:p>
          </table:table-cell>
          <table:table-cell table:style-name="Tabla22.C2" office:value-type="string">
            <text:p text:style-name="P69">7</text:p>
          </table:table-cell>
          <table:table-cell table:style-name="Tabla22.C2" office:value-type="string">
            <text:p text:style-name="P69">8,5</text:p>
          </table:table-cell>
          <table:table-cell table:style-name="Tabla22.C2" office:value-type="string">
            <text:p text:style-name="P69">8</text:p>
          </table:table-cell>
          <table:table-cell table:style-name="Tabla22.C2" office:value-type="string">
            <text:p text:style-name="P69">4,75</text:p>
          </table:table-cell>
          <table:table-cell table:style-name="Tabla22.C2" office:value-type="string">
            <text:p text:style-name="P69">9</text:p>
          </table:table-cell>
          <table:table-cell table:style-name="Tabla22.C2" office:value-type="string">
            <text:p text:style-name="P69">8</text:p>
          </table:table-cell>
          <table:table-cell table:style-name="Tabla22.C2" office:value-type="string">
            <text:p text:style-name="P69">6,5</text:p>
          </table:table-cell>
          <table:table-cell table:style-name="Tabla22.L2" office:value-type="string">
            <text:p text:style-name="P69">6</text:p>
          </table:table-cell>
        </table:table-row>
      </table:table>
      <text:p text:style-name="P52">Nota del alumno 1 en el crédito 4:<text:tab/>notas[4,1]</text:p>
      <text:p text:style-name="P50">Nota del alumno 3 en el crédito 1:<text:tab/>notas[1,3]</text:p>
      <text:p text:style-name="P50">...</text:p>
      <text:p text:style-name="P75"><text:span text:style-name="T14">Ejemplo</text:span>:</text:p>
      <text:p text:style-name="P75">Calcular la nota media de cada alumno, y mostrar el resultado en pantalla.</text:p>
      <text:p text:style-name="P74"><draw:frame draw:style-name="fr2" draw:name="Marco65" text:anchor-type="char" svg:x="2.528cm" svg:y="0.152cm" svg:width="8.28cm" svg:height="6.782cm" draw:z-index="4"><draw:text-box><text:p text:style-name="P29"><text:span text:style-name="T35">PROGRAMA</text:span><text:span text:style-name="T33"> NotaMedia</text:span></text:p><text:p text:style-name="P30">var</text:p><text:p text:style-name="P36"><text:tab/>notas:<text:tab/>tabla[1..4,1..10] de reales</text:p><text:p text:style-name="P35"><text:tab/>i, j: entero</text:p><text:p text:style-name="P35"><text:tab/>suma, media: real</text:p><text:p text:style-name="P31">inicio</text:p><text:p text:style-name="P29"><text:span text:style-name="T33"><text:tab/></text:span><text:span text:style-name="T35">para</text:span><text:span text:style-name="T33"> j de 1 a 10</text:span></text:p><text:p text:style-name="P91"><text:span text:style-name="T14"><text:tab/><text:tab/></text:span>suma <text:span text:style-name="T20"></text:span> 0</text:p><text:p text:style-name="P29"><text:span text:style-name="T33"><text:tab/><text:tab/><text:tab/></text:span><text:span text:style-name="T35">para</text:span><text:span text:style-name="T33"> i de 1 a 4</text:span></text:p><text:p text:style-name="P29"><text:span text:style-name="T33"><text:tab/><text:tab/><text:tab/><text:tab/>suma </text:span><text:span text:style-name="T20"></text:span> <text:span text:style-name="T33">suma + notas(i,j)</text:span></text:p><text:p text:style-name="P29"><text:span text:style-name="T33"><text:tab/><text:tab/><text:tab/></text:span><text:span text:style-name="T35">fin_para</text:span></text:p><text:p text:style-name="P89"><text:tab/><text:tab/><text:tab/>media <text:span text:style-name="T20"></text:span> suma / 4</text:p><text:p text:style-name="P94"><text:tab/><text:tab/><text:tab/>escribir(j, media)</text:p><text:p text:style-name="P89"><text:tab/><text:span text:style-name="T14">fin_para</text:span></text:p><text:p text:style-name="P92">fi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1680184729" text:continue-numbering="true" text:style-name="WW8Num3">
        <text:list-item>
          <text:list>
            <text:list-item>
              <text:p text:style-name="P37">Tablas multidimensionales (poliedros)</text:p>
            </text:list-item>
          </text:list>
        </text:list-item>
      </text:list>
      <text:p text:style-name="P75">Son tablas de 3 o más dimensiones.</text:p>
      <text:p text:style-name="P75">Para acceder a sus componentes se necesitan tantos índices como dimensiones tenga:</text:p>
      <text:p text:style-name="P78">identificador[índice1,índice2,...,índiceN]</text:p>
      <text:p text:style-name="P75">Declaración (suponiendo los componentes números enteros):</text:p>
      <text:p text:style-name="P75"><text:tab/>A:<text:tab/>tabla[1..m,1..n,1..p] de enteros</text:p>
      <text:p text:style-name="P47">Ejemplo:</text:p>
      <text:p text:style-name="P49">Consideremos una tabla de 3 dimensiones de nombre <text:span text:style-name="T14">notas</text:span> que contiene las calificaciones obtenidas en 6 aulas que tienen cada una 20 alumnos y 4 asignaturas:</text:p>
      <text:p text:style-name="P48">notas:<text:tab/>tabla[1..6,1..20,1..4] de reales</text:p>
      <text:p text:style-name="P77">Nota del alumno 1 del aula 1 en el crédito 1<text:tab/><text:tab/>notas[1,1,1]</text:p>
      <text:p text:style-name="P77">Nota del alumno 3 del aula 2 en el crédito 4<text:tab/><text:tab/>notas[2,3,4]</text:p>
      <text:p text:style-name="P75">Nota del alumno 3 del aula 4 en el crédito 2<text:tab/><text:tab/>notas[4,3,2]</text:p>
      <text:p text:style-name="P75"/>
      <text:p text:style-name="P75"><text:soft-page-break/><text:span text:style-name="T14">Ejemplo</text:span>:</text:p>
      <text:p text:style-name="P75">Calcular la nota media de cada alumno, y mostrar el resultado en pantalla.</text:p>
      <text:p text:style-name="P46"><draw:frame draw:style-name="fr2" draw:name="Marco66" text:anchor-type="char" svg:x="3.798cm" svg:y="0.628cm" svg:width="9.232cm" svg:height="7.53cm" draw:z-index="6"><draw:text-box><text:p text:style-name="P29"><text:span text:style-name="T35">PROGRAMA</text:span><text:span text:style-name="T33"> NotaMedia</text:span></text:p><text:p text:style-name="P30">var</text:p><text:p text:style-name="P35"><text:tab/>notas:<text:tab/>tabla[1..6,1..20,1..4] de reales</text:p><text:p text:style-name="P35"><text:tab/>i, j, k: entero</text:p><text:p text:style-name="P35"><text:tab/>suma, media: real</text:p><text:p text:style-name="P31">inicio</text:p><text:p text:style-name="P29"><text:span text:style-name="T33"><text:tab/></text:span><text:span text:style-name="T35">para</text:span><text:span text:style-name="T33"> i de 1 a 6</text:span></text:p><text:p text:style-name="P29"><text:span text:style-name="T33"><text:tab/><text:tab/></text:span><text:span text:style-name="T35">para</text:span><text:span text:style-name="T33"> j de 1 a 20</text:span></text:p><text:p text:style-name="P91"><text:span text:style-name="T14"><text:tab/><text:tab/></text:span>suma <text:span text:style-name="T20"></text:span> 0</text:p><text:p text:style-name="P29"><text:span text:style-name="T33"><text:tab/><text:tab/><text:tab/></text:span><text:span text:style-name="T35">para</text:span><text:span text:style-name="T33"> k de 1 a 4</text:span></text:p><text:p text:style-name="P29"><text:span text:style-name="T33"><text:tab/><text:tab/><text:tab/><text:tab/>suma </text:span><text:span text:style-name="T20"></text:span> <text:span text:style-name="T33">suma + notas[i,j,k]</text:span></text:p><text:p text:style-name="P29"><text:span text:style-name="T33"><text:tab/><text:tab/><text:tab/></text:span><text:span text:style-name="T35">fin_para</text:span></text:p><text:p text:style-name="P89"><text:tab/><text:tab/><text:tab/>media <text:span text:style-name="T20"></text:span> suma / 4</text:p><text:p text:style-name="P89"><text:tab/><text:tab/><text:tab/>escribir(i, media)</text:p><text:p text:style-name="P29"><text:span text:style-name="T33"><text:tab/><text:tab/></text:span><text:span text:style-name="T35">fin_para</text:span></text:p><text:p text:style-name="P89"><text:tab/><text:span text:style-name="T14">fin_para</text:span></text:p><text:p text:style-name="P92">fi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75"/>
      <text:list xml:id="list1833082137" text:continue-numbering="true" text:style-name="WW8Num3">
        <text:list-item>
          <text:list>
            <text:list-item>
              <text:list>
                <text:list-item>
                  <text:p text:style-name="P53">Ejercicios</text:p>
                </text:list-item>
              </text:list>
            </text:list-item>
          </text:list>
        </text:list-item>
      </text:list>
      <text:list xml:id="list710771169" text:style-name="WW8Num44">
        <text:list-item>
          <text:p text:style-name="P15">Programa que carga una matriz de cinco filas y 10 columnas con números enteros, imprimiendo los valores máximo y mínimo y sus posiciones dentro de la tabla.</text:p>
        </text:list-item>
        <text:list-item>
          <text:p text:style-name="P15">Programa que genera e imprime una matriz unitaria de orden N. Una matriz unitaria de orden N es la que tiene N filas y N columnas con todas sus componentes a 0, excepto las de su diagonal principal, que están a 1.</text:p>
        </text:list-item>
        <text:list-item>
          <text:p text:style-name="P15">programa que lee un vector de N elementos y rota sus componentes un lugar hacia su derecha. Teniendo en cuenta que la última componente se ha de desplazar al primer lugar.</text:p>
        </text:list-item>
      </text:list>
      <text:p text:style-name="P75"/>
      <text:list xml:id="list46272659" text:continue-list="list1833082137" text:style-name="WW8Num3">
        <text:list-item>
          <text:list>
            <text:list-item>
              <text:p text:style-name="P38">Tablas en lenguaje C</text:p>
              <text:list>
                <text:list-item>
                  <text:p text:style-name="P53">declaración de arrays</text:p>
                </text:list-item>
              </text:list>
            </text:list-item>
          </text:list>
        </text:list-item>
      </text:list>
      <text:p text:style-name="P6"><text:span text:style-name="T3">Una array ocupa un determinado espacio fijo en memoria. Para que el ordenador asigne la cantidad exacta de memoria que necesita el array, hay que declararle. En la declaración se indica el tipo de datos que contendrá el array y la cantidad de elementos. Por ejemplo:</text:span></text:p>
      <text:p text:style-name="P6"><text:span text:style-name="T24">int </text:span><text:span text:style-name="T4">a</text:span><text:span text:style-name="T24">[</text:span><text:span text:style-name="T4">7</text:span><text:span text:style-name="T24">]</text:span><text:span text:style-name="T4">;</text:span></text:p>
      <text:p text:style-name="P6"><text:span text:style-name="T3">Esa instrucción declara un array de siete elementos. Lo que significa que en memoria se reserva el espacio de siete enteros (normalmente 2 o 4 bytes por cada entero). Los elementos del array irán de </text:span><text:span text:style-name="T9">a[0] </text:span><text:span text:style-name="T3">a </text:span><text:span text:style-name="T9">a[6] </text:span><text:span text:style-name="T3">(hay que recordar que en C el primer elemento de un array es el cero).</text:span></text:p>
      <text:p text:style-name="P6"><text:span text:style-name="T3">Hay que tener en cuenta que </text:span><text:span text:style-name="T27">los arrays contienen una serie finita de elementos</text:span><text:span text:style-name="T3">, es decir, de antemano debemos conocer el tamaño que tendrá el array. El valor inicial de los elementos del array será indeterminado (dependerá de lo que contenga la memoria que se ha asignado al array, ese valor no tiene ningún sentido).</text:span></text:p>
      <text:list xml:id="list1466301029" text:continue-numbering="true" text:style-name="WW8Num3">
        <text:list-item>
          <text:list>
            <text:list-item>
              <text:list>
                <text:list-item>
                  <text:p text:style-name="P53">utilización de arrays</text:p>
                </text:list-item>
              </text:list>
            </text:list-item>
          </text:list>
        </text:list-item>
      </text:list>
      <text:p text:style-name="P7">asignación de valores</text:p>
      <text:p text:style-name="P6"><text:span text:style-name="T3">El acceso a cada uno de los valores se realiza utilizando un </text:span><text:span text:style-name="T27">índice </text:span><text:span text:style-name="T3">que permite indicar qué elemento del array estamos utilizando. Por ejemplo:</text:span></text:p>
      <text:p text:style-name="P8">a[2]=17;</text:p>
      <text:p text:style-name="P8">printf(“%d”,a[2]);</text:p>
      <text:p text:style-name="P6"><text:span text:style-name="T3">a[2] es el tercer elemento del array, se le asigna el valor 17 y ese valor se muestra luego en la pantalla.</text:span></text:p>
      <text:p text:style-name="P6"><text:span text:style-name="T3">Para rellenar los datos de un array se suelen utilizar bucles, en especial el bucle </text:span><text:span text:style-name="T27">for</text:span><text:span text:style-name="T3">. Por ejemplo en el caso de tener que leer 21 notas, gracias a los arrays no necesitamos 21 instrucciones, sino que basta con un bucle con contador que vaya recorriendo cada elemento.</text:span></text:p>
      <text:p text:style-name="P10">Ejemplo (lectura de 21 notas):</text:p>
      <text:p text:style-name="P11">/* Array de 21 elementos */</text:p>
      <text:p text:style-name="P6"><text:span text:style-name="T24">int </text:span><text:span text:style-name="T4">nota[21];</text:span></text:p>
      <text:p text:style-name="P11">/* Contador para recorrer el array */</text:p>
      <text:p text:style-name="P6"><text:span text:style-name="T25">int </text:span><text:span text:style-name="T5">i;</text:span></text:p>
      <text:p text:style-name="P6"><text:span text:style-name="T25">for</text:span><text:span text:style-name="T28">(</text:span><text:span text:style-name="T5">i=0;i&lt;21;i++</text:span><text:span text:style-name="T28">) {</text:span></text:p>
      <text:p text:style-name="P16"><text:span text:style-name="T4">printf(“Escriba la nota %d: ”,i);</text:span></text:p>
      <text:p text:style-name="P16"><text:span text:style-name="T4">scanf(“%d”,</text:span><text:span text:style-name="T29">&amp;</text:span><text:span text:style-name="T4">nota</text:span><text:span text:style-name="T29">[</text:span><text:span text:style-name="T4">i</text:span><text:span text:style-name="T29">]</text:span><text:span text:style-name="T4">);</text:span></text:p>
      <text:p text:style-name="P12">}</text:p>
      <text:p text:style-name="P6"><text:span text:style-name="T3">Otro ejemplo (array que almacena y muestra los 20 primeros factoriales)</text:span></text:p>
      <text:p text:style-name="P6"><text:span text:style-name="T25">double </text:span><text:span text:style-name="T5">factorial[21];</text:span></text:p>
      <text:p text:style-name="P6"><text:span text:style-name="T25">int </text:span><text:span text:style-name="T5">i;</text:span></text:p>
      <text:p text:style-name="P9">factorial[0]=1;</text:p>
      <text:p text:style-name="P6"><text:span text:style-name="T25">for(</text:span><text:span text:style-name="T5">i=1;i&lt;21;i</text:span><text:span text:style-name="T25">++){</text:span></text:p>
      <text:p text:style-name="P17">factorial[i]=i*factorial[i-1];</text:p>
      <text:p text:style-name="P12">}</text:p>
      <text:p text:style-name="P11">/*Mostrar el resultado*/</text:p>
      <text:p text:style-name="P6"><text:span text:style-name="T24">for(</text:span><text:span text:style-name="T4">i=0;i&lt;21;i++</text:span><text:span text:style-name="T24">){</text:span></text:p>
      <text:p text:style-name="P16"><text:span text:style-name="T4">printf("El factorial de %d es %lf\n",i,factorial[i]);</text:span></text:p>
      <text:p text:style-name="P12">}</text:p>
      <text:p text:style-name="P6"><text:span text:style-name="T3">En C hay que tener un cuidado especial con los índices, por ejemplo este código es erróneo:</text:span></text:p>
      <text:p text:style-name="P6"><text:span text:style-name="T24">int </text:span><text:span text:style-name="T4">a[4];</text:span></text:p>
      <text:p text:style-name="P8">a[4]=13;</text:p>
      <text:p text:style-name="P6"><text:span text:style-name="T3">No hay elemento </text:span><text:span text:style-name="T9">a[4] </text:span><text:span text:style-name="T3">por lo que ese código no tiene sentido. Sin embargo </text:span><text:span text:style-name="T27">en C no se nos advierte del fallo</text:span><text:span text:style-name="T3">, de hecho el uso de </text:span><text:span text:style-name="T9">a[4] </text:span><text:span text:style-name="T3">permite almacenar el número 13 en la posición del que sería el quinto elemento del array. Como eso no tiene sentido, la instrucción escribe en una zona de memoria que podría estar utilizando otra variable, lo que provocaría que el programa no funcione correctamente (aunque no se nos avise del error). Hay que tener mucho cuidado con este tipo de errores, conocidos como errores de </text:span><text:span text:style-name="T27">desbordamiento de índice de array</text:span><text:span text:style-name="T3">. Ya que hace que manipulemos la memoria sin control alguno. Los programas fallan en su ejecución, pero será muy difícil detectar por qué. Una buena práctica de programación consiste en utilizar constantes en lugar de números para indicar el tamaño del array. En el ejemplo de las notas ocurre que si nos hemos equivocado y en lugar de 21 notas había 30, tendremos que cambiar todos los 21 por 30. En su lugar es más conveniente:</text:span></text:p>
      <text:p text:style-name="P6"><text:soft-page-break/><text:span text:style-name="T29">#define </text:span><text:span text:style-name="T7">TAMANIO </text:span><text:span text:style-name="T29">20</text:span></text:p>
      <text:p text:style-name="P6"><text:span text:style-name="T24">int </text:span><text:span text:style-name="T4">nota[</text:span><text:span text:style-name="T7">TAMANIO</text:span><text:span text:style-name="T4">];</text:span></text:p>
      <text:p text:style-name="P11">/* Contador para recorrer el array */</text:p>
      <text:p text:style-name="P6"><text:span text:style-name="T25">int </text:span><text:span text:style-name="T5">i;</text:span></text:p>
      <text:p text:style-name="P6"><text:span text:style-name="T25">for(</text:span><text:span text:style-name="T5">i=0;i&lt;</text:span><text:span text:style-name="T8">TAMANIO</text:span><text:span text:style-name="T5">;i++</text:span><text:span text:style-name="T25">) {</text:span></text:p>
      <text:p text:style-name="P16"><text:span text:style-name="T4">printf(“Escriba la nota %d: ”,i);</text:span></text:p>
      <text:p text:style-name="P18">scanf(“%d”,&amp;nota[i]);</text:p>
      <text:p text:style-name="P12">}</text:p>
      <text:p text:style-name="P6"><text:span text:style-name="T3">La directiva </text:span><text:span text:style-name="T27">#define </text:span><text:span text:style-name="T3">permite definir macros. El compilador sustituirá el nombre TAMANIO por 20 antes de compilar. Si resulta que el número de notas es otra, basta cambiar sólo la línea del </text:span><text:span text:style-name="T9">define </text:span><text:span text:style-name="T3">y no el resto.</text:span></text:p>
      <text:p text:style-name="P7">iniciar arrays en la declaración</text:p>
      <text:p text:style-name="P6"><text:span text:style-name="T3">C posee otra manera de asignar valores iniciales al array. Consiste en poner los valores del array entre llaves en la declaración del mismo. Ejemplo:</text:span></text:p>
      <text:p text:style-name="P6"><text:span text:style-name="T24">int </text:span><text:span text:style-name="T4">nota[10]={3,5,6,7,3,2,1,7,4,5};</text:span></text:p>
      <text:p text:style-name="P6"><text:span text:style-name="T9">nota[0] </text:span><text:span text:style-name="T3">valdrá 3, </text:span><text:span text:style-name="T9">nota[1] </text:span><text:span text:style-name="T3">valdrá 5, </text:span><text:span text:style-name="T9">nota[2] </text:span><text:span text:style-name="T3">valdrá 6 y así sucesivamente. Las llaves sólo se pueden utilizar en la declaración. Si hay menos elementos en las llaves de los que posee el array entonces se rellenan los elementos que faltan con ceros, ejemplo:</text:span></text:p>
      <text:p text:style-name="P6"><text:span text:style-name="T25">int </text:span><text:span text:style-name="T5">nota[10]={3,5};</text:span></text:p>
      <text:p text:style-name="P6"><text:span text:style-name="T25">int </text:span><text:span text:style-name="T5">i=0;</text:span></text:p>
      <text:p text:style-name="P6"><text:span text:style-name="T25">for(</text:span><text:span text:style-name="T5">i=0;i&lt;10;i++</text:span><text:span text:style-name="T25">) </text:span><text:span text:style-name="T5">printf("%3d",nota[i]);</text:span></text:p>
      <text:p text:style-name="P10">El resultado es:</text:p>
      <text:p text:style-name="P6"><text:span text:style-name="T4">3 5 0 0 0 0 0 0 0 0</text:span></text:p>
      <text:p text:style-name="P6"><text:span text:style-name="T3">es decir, </text:span><text:span text:style-name="T9">nota[0] </text:span><text:span text:style-name="T3">valdrá 3, </text:span><text:span text:style-name="T9">nota[1] </text:span><text:span text:style-name="T3">valdrá 5, y el resto se rellena con ceros. En el caso de que haya más elementos en las llaves de los que declaramos en el array, por ejemplo:</text:span></text:p>
      <text:p text:style-name="P6"><text:span text:style-name="T29">int </text:span><text:span text:style-name="T4">a[2]={3,5,4,3,7};</text:span></text:p>
      <text:p text:style-name="P6"><text:span text:style-name="T3">Esa instrucción produce un error. Otra posibilidad es declarar el array sin indicar el tamaño y asignarle directamente valores. El tamaño del array se adaptará al tamaño de los valores:</text:span></text:p>
      <text:p text:style-name="P6"><text:span text:style-name="T24">int </text:span><text:span text:style-name="T4">a[]={3,4,5,2,3,4,1}; </text:span><text:span text:style-name="T10">/* a es un array int[7] */</text:span></text:p>
      <text:list xml:id="list1764836867" text:continue-numbering="true" text:style-name="WW8Num3">
        <text:list-item>
          <text:list>
            <text:list-item>
              <text:list>
                <text:list-item>
                  <text:p text:style-name="P53">pasar un array como parámetro de una función</text:p>
                </text:list-item>
              </text:list>
            </text:list-item>
          </text:list>
        </text:list-item>
      </text:list>
      <text:p text:style-name="P6"><text:span text:style-name="T3">Los arrays son un elemento muy interesante para utilizar conjuntamente con las funciones. Al igual que las funciones pueden utilizar enteros, reales o caracteres como argumentos, también pueden utilizar arrays; pero su tratamiento es diferente.</text:span></text:p>
      <text:p text:style-name="P6"><text:span text:style-name="T3">En el tema anterior (dedicado a las funciones), ya se comentó la que significaba pasar como valor o pasar por referencia una variable. Cuando se pasa por valor, se toma una copia del valor del parámetro; por referencia se toma la dirección del dato. La función </text:span><text:span text:style-name="T27">scanf </text:span><text:span text:style-name="T3">requiere que el segundo argumento se pase por referencia para almacenar los valores del teclado en una dirección concreta. Cuando las variables son simples, la dirección de la variable se toma mediante el operador </text:span><text:span text:style-name="T27">&amp;. </text:span><text:span text:style-name="T3">Por ejemplo, si </text:span><text:span text:style-name="T9">a </text:span><text:span text:style-name="T3">es una variable entera, </text:span><text:span text:style-name="T9">&amp;a </text:span><text:span text:style-name="T3">devuelve la dirección de dicha variable. En el caso de los arrays hay que tener en cuenta que la dirección en la que comienza el array es la dirección de su primer elemento. Es decir si </text:span><text:span text:style-name="T9">nota </text:span><text:span text:style-name="T3">es un</text:span></text:p>
      <text:p text:style-name="P6"><text:span text:style-name="T3">array, los valores de ese array se empieza a almacenar en </text:span><text:span text:style-name="T9">&amp;nota[0], </text:span><text:span text:style-name="T3">es decir en a dirección de la primera nota; consecutivamente se irán almacenando el resto. Lo importante es que la variable que hace referencia a todo el array (por ejemplo </text:span><text:span text:style-name="T9">nota</text:span><text:span text:style-name="T3">) en realidad apunta al primer elemento del array (más adelante diremos que es un </text:span><text:span text:style-name="T9">puntero</text:span><text:span text:style-name="T3">). Con lo dicho anteriormente hemos de tener claro que </text:span><text:span text:style-name="T9">nota </text:span><text:span text:style-name="T3">y </text:span><text:span text:style-name="T9">&amp;nota[0] </text:span><text:span text:style-name="T3">se refieren a la dirección de memoria en la que se almacena el primer valor del array.:</text:span></text:p>
      <text:p text:style-name="P6"><text:span text:style-name="T29">int </text:span><text:span text:style-name="T4">nota[8]</text:span><text:span text:style-name="T7">={4,6,7,6,8,9,8,4};</text:span></text:p>
      <text:p text:style-name="P6"><text:span text:style-name="T4">printf(“%d\n”,&amp;nota[0]); </text:span><text:span text:style-name="T11">/* Escribe una dirección de memoria */</text:span></text:p>
      <text:p text:style-name="P6"><text:span text:style-name="T4">printf(“%d\n”,nota); </text:span><text:span text:style-name="T10">/* Escribe la misma dirección */</text:span></text:p>
      <text:p text:style-name="P6"><text:span text:style-name="T4">printf(“%d\n”,&amp;nota); </text:span><text:span text:style-name="T11">/* De nuevo escribe la misma dirección */</text:span></text:p>
      <text:p text:style-name="P6"><text:span text:style-name="T3">En el ejemplo anterior, la tercera línea que escribe </text:span><text:span text:style-name="T9">&amp;nota</text:span><text:span text:style-name="T27">, </text:span><text:span text:style-name="T3">denota que </text:span><text:span text:style-name="T9">&amp;nota </text:span><text:span text:style-name="T3">y </text:span><text:span text:style-name="T9">nota </text:span><text:span text:style-name="T3">es la misma cosa. </text:span><text:span text:style-name="T30">De esta forma hay que tener en cuenta que cuando se utiliza un array como parámetro de una función, lo que ésta recibe es una referencia al primer elemento. Por ejemplo, supongamos que queremos calcular la media aritmética </text:span><text:span text:style-name="T3">de un array de enteros. Crearemos entonces la función </text:span><text:span text:style-name="T9">media </text:span><text:span text:style-name="T3">que recibe dos parámetros: un array de enteros y el tamaño de dicho array. El tamaño es necesario ya que desde la función no sabremos cuál será dicho tamaño.</text:span></text:p>
      <text:p text:style-name="P10">El código será:</text:p>
      <text:p text:style-name="P6"><text:span text:style-name="T24">double </text:span><text:span text:style-name="T4">media</text:span><text:span text:style-name="T24">(int </text:span><text:span text:style-name="T4">numero</text:span><text:span text:style-name="T24">[]</text:span><text:span text:style-name="T4">, </text:span><text:span text:style-name="T24">int </text:span><text:span text:style-name="T4">tamanio</text:span><text:span text:style-name="T24">){</text:span></text:p>
      <text:p text:style-name="P16"><text:span text:style-name="T25">double </text:span><text:span text:style-name="T5">res</text:span><text:span text:style-name="T28">;</text:span></text:p>
      <text:p text:style-name="P16"><text:span text:style-name="T25">int </text:span><text:span text:style-name="T5">i;</text:span></text:p>
      <text:p text:style-name="P16"><text:soft-page-break/><text:span text:style-name="T25">for(</text:span><text:span text:style-name="T5">i=0;i&lt;tamanio;i++</text:span><text:span text:style-name="T25">){</text:span></text:p>
      <text:p text:style-name="P20"><text:span text:style-name="T4">res+=numero[i]; </text:span><text:span text:style-name="T10">/*</text:span><text:span text:style-name="T12">Se acumula en res la suma total del array */</text:span></text:p>
      <text:p text:style-name="P19">}</text:p>
      <text:p text:style-name="P16"><text:span text:style-name="T24">return </text:span><text:span text:style-name="T4">res/tamanio; </text:span><text:span text:style-name="T10">/* res/tamanio es la media */</text:span></text:p>
      <text:p text:style-name="P12">}</text:p>
      <text:p text:style-name="P6"><text:span text:style-name="T3">Hay que tener en cuenta que si en una función se cambia el valor de un elemento del array, ese cambio de valor afecta al array original. Esto se debe al hecho de que el array se pase por referencia y no por valor. Si una función utiliza un parámetro de tipo </text:span><text:span text:style-name="T27">int </text:span><text:span text:style-name="T3">y se cambia su valor en la función, eso no significa que se cambie el valor original. Es decir en el ejemplo:</text:span></text:p>
      <text:p text:style-name="P6"><text:span text:style-name="T29">#include </text:span><text:span text:style-name="T4">&lt;stdio.h&gt;</text:span></text:p>
      <text:p text:style-name="P6"><text:span text:style-name="T24">void </text:span><text:span text:style-name="T4">prueba(</text:span><text:span text:style-name="T24">int </text:span><text:span text:style-name="T4">x);</text:span></text:p>
      <text:p text:style-name="P6"><text:span text:style-name="T24">int </text:span><text:span text:style-name="T4">main</text:span><text:span text:style-name="T24">(){</text:span></text:p>
      <text:p text:style-name="P16"><text:span text:style-name="T24">int </text:span><text:span text:style-name="T4">a=12;</text:span></text:p>
      <text:p text:style-name="P16"><text:span text:style-name="T4">prueba(a); </text:span><text:span text:style-name="T10">/*Se llama a la función prueba con el valor a */</text:span></text:p>
      <text:p text:style-name="P16"><text:span text:style-name="T4">printf(“%d”,a); </text:span><text:span text:style-name="T10">/* escribirá el valor 12 */</text:span></text:p>
      <text:p text:style-name="P12">}</text:p>
      <text:p text:style-name="P6"><text:span text:style-name="T24">void </text:span><text:span text:style-name="T4">prueba</text:span><text:span text:style-name="T24">(int </text:span><text:span text:style-name="T4">x</text:span><text:span text:style-name="T24">){</text:span></text:p>
      <text:p text:style-name="P18">x=3;</text:p>
      <text:p text:style-name="P12">}</text:p>
      <text:p text:style-name="P6"><text:span text:style-name="T3">Al llamar a la función prueba, el parámetro </text:span><text:span text:style-name="T9">x </text:span><text:span text:style-name="T3">toma una copa de </text:span><text:span text:style-name="T9">a. </text:span><text:span text:style-name="T3">A esa copia le pone el valor 3. Cuando el programa regresa de la función, el valor de </text:span><text:span text:style-name="T9">a </text:span><text:span text:style-name="T3">no ha cambiado.</text:span></text:p>
      <text:p text:style-name="P10">En este otro caso:</text:p>
      <text:p text:style-name="P6"><text:span text:style-name="T29">#include </text:span><text:span text:style-name="T4">&lt;stdio.h&gt;</text:span></text:p>
      <text:p text:style-name="P6"><text:span text:style-name="T25">void </text:span><text:span text:style-name="T5">prueba(</text:span><text:span text:style-name="T25">int[] </text:span><text:span text:style-name="T5">x);</text:span></text:p>
      <text:p text:style-name="P6"><text:span text:style-name="T25">int </text:span><text:span text:style-name="T5">main</text:span><text:span text:style-name="T25">(){</text:span></text:p>
      <text:p text:style-name="P16"><text:span text:style-name="T24">int </text:span><text:span text:style-name="T4">a[4];</text:span></text:p>
      <text:p text:style-name="P18">a[0]=12;</text:p>
      <text:p text:style-name="P16"><text:span text:style-name="T4">prueba(a); </text:span><text:span text:style-name="T10">/*Se llama a la función prueba con el valor a */</text:span></text:p>
      <text:p text:style-name="P16"><text:span text:style-name="T4">printf(“%d”,a[0]); </text:span><text:span text:style-name="T10">/* escribirá el valor 3 */</text:span></text:p>
      <text:p text:style-name="P12">}</text:p>
      <text:p text:style-name="P6"><text:span text:style-name="T24">void </text:span><text:span text:style-name="T4">prueba</text:span><text:span text:style-name="T24">(int[] </text:span><text:span text:style-name="T4">x</text:span><text:span text:style-name="T24">){</text:span></text:p>
      <text:p text:style-name="P18">x[0]=3;</text:p>
      <text:p text:style-name="P12">}</text:p>
      <text:p text:style-name="P6"><text:span text:style-name="T3">aquí el valor del elemento a[0] sí que cambia por que en la función prueba, </text:span><text:span text:style-name="T27">x </text:span><text:span text:style-name="T3">no es una copa de </text:span><text:span text:style-name="T9">a</text:span><text:span text:style-name="T27">; </text:span><text:span text:style-name="T9">x </text:span><text:span text:style-name="T3">y </text:span><text:span text:style-name="T9">a </text:span><text:span text:style-name="T3">son la misma cosa, la dirección del mismo array.</text:span></text:p>
      <text:p text:style-name="P6"><text:span text:style-name="T3">El modificador </text:span><text:span text:style-name="T27">const </text:span><text:span text:style-name="T3">permite restringir la escritura de un array cuando es utilizado como parámetro. Si se modifica el array ocurrirá un error en la ejecución. Ejemplo:</text:span></text:p>
      <text:p text:style-name="P6"><text:span text:style-name="T24">void </text:span><text:span text:style-name="T4">prueb</text:span><text:span text:style-name="T6">a</text:span><text:span text:style-name="T26">(const int </text:span><text:span text:style-name="T6">x[],</text:span><text:span text:style-name="T26">int </text:span><text:span text:style-name="T6">n</text:span><text:span text:style-name="T26">){</text:span></text:p>
      <text:p text:style-name="P16"><text:span text:style-name="T6">x[0]=4; </text:span><text:span text:style-name="T13">/* Error no se puede modificar x al usar const */</text:span></text:p>
      <text:p text:style-name="P12">}</text:p>
      <text:list xml:id="list904781410" text:continue-numbering="true" text:style-name="WW8Num3">
        <text:list-item>
          <text:list>
            <text:list-item>
              <text:list>
                <text:list-item>
                  <text:p text:style-name="P53">arrays multidimensionales</text:p>
                </text:list-item>
              </text:list>
            </text:list-item>
          </text:list>
        </text:list-item>
      </text:list>
      <text:p text:style-name="P10">En muchas ocasiones se necesitan almacenar series de datos que se analizan de forma tabular. Es decir en forma de tabla, con su fila y su columna. Por ejemplo:</text:p>
      <text:p text:style-name="P13"><text:s/>0 columna 1 columna 2 columna 3 columna 4 columna 5</text:p>
      <text:p text:style-name="P6"><text:span text:style-name="T31"><text:s/>0 </text:span><text:span text:style-name="T3">4 5 6 8 9 3</text:span></text:p>
      <text:p text:style-name="P6"><text:span text:style-name="T31"><text:s/>1 </text:span><text:span text:style-name="T3">5 4 2 </text:span><text:span text:style-name="T27">8 </text:span><text:span text:style-name="T3">5 8</text:span></text:p>
      <text:p text:style-name="P6"><text:span text:style-name="T31"><text:s/>2 </text:span><text:span text:style-name="T3">6 3 5 7 8 9</text:span></text:p>
      <text:p text:style-name="P6"><text:span text:style-name="T3">Si esos fueran los elementos de un array de dos dimensiones (por ejemplo el array </text:span><text:span text:style-name="T27">a</text:span><text:span text:style-name="T3">) el elemento resaltado (de verde) sería el </text:span><text:span text:style-name="T9">a[3][1].</text:span></text:p>
      <text:p text:style-name="P10">La declaración de arrays de dos dimensiones se realiza así:</text:p>
      <text:p text:style-name="P6"><text:span text:style-name="T29">int </text:span><text:span text:style-name="T4">a[3][6];</text:span></text:p>
      <text:p text:style-name="P6"><text:span text:style-name="T27">a </text:span><text:span text:style-name="T3">es un array de tres filas y seis columnas. Otra forma de declarar es inicializar los valores:</text:span></text:p>
      <text:p text:style-name="P6"><text:span text:style-name="T29">int </text:span><text:span text:style-name="T4">a</text:span><text:span text:style-name="T29">[][]=</text:span><text:span text:style-name="T4">{{2,3,4},{4,5,2},{8,3,4},{3,5,4}};</text:span></text:p>
      <text:p text:style-name="P6"><text:span text:style-name="T3">En este caso </text:span><text:span text:style-name="T9">a </text:span><text:span text:style-name="T3">es un array de cuatro filas y tres columnas.</text:span></text:p>
      <text:p text:style-name="P10">Al igual que se utilizan arrays de dos dimensiones se pueden declarar arrays de más dimensiones. Por ejemplo imaginemos que queremos almacenar las notas de 6 aulas que tienen cada una 20 alumnos y 4 asignaturas. Eso sería un array de una dimensión de 480 elementos, pero es más claro el acceso si hay tres dimensiones: la primera para el aula, la segunda para el alumno y la tercera para la asignatura.</text:p>
      <text:p text:style-name="P10">En ese caso se declararía el array así:</text:p>
      <text:p text:style-name="P6"><text:soft-page-break/><text:span text:style-name="T29">int </text:span><text:span text:style-name="T4">a[6][20][4];</text:span></text:p>
      <text:p text:style-name="P10">Y para colocar la nota en el aula cuarta al alumno cinco de la asignatura 3 (un ocho es la nota):</text:p>
      <text:p text:style-name="P8">a[3][4][2]=8;</text:p>
      <text:p text:style-name="P10">Cuando un array multidimensional se utiliza como parámetro de una función, entonces se debe especificar el tamaño de todos los índices excepto del primero.</text:p>
      <text:p text:style-name="P10">La razón está en que de otra forma no se pueden calcular los índices correspondientes por parte de la función. Es decir:</text:p>
      <text:p text:style-name="P6"><text:span text:style-name="T29">void </text:span><text:span text:style-name="T4">funcion(</text:span><text:span text:style-name="T29">int </text:span><text:span text:style-name="T4">a[][]);</text:span></text:p>
      <text:p text:style-name="P6"><text:span text:style-name="T3">Eso es incorrecto, en cuanto hiciéramos uso de un acceso a a[2][3], por ejemplo, no habría manera de saber en qué posición de memoria está ese valor ya que sin saber cuántas columnas forman parte del array, es imposible determinar esa posición. Lo correcto es:</text:span></text:p>
      <text:p text:style-name="P6"><text:span text:style-name="T29">void </text:span><text:span text:style-name="T4">funcion(</text:span><text:span text:style-name="T29">int </text:span><text:span text:style-name="T4">a[][5]);</text:span></text:p>
      <text:p text:style-name="P10"/>
      <text:list xml:id="list1427324521" text:continue-numbering="true" text:style-name="WW8Num3">
        <text:list-item>
          <text:list>
            <text:list-header>
              <text:p text:style-name="P37"><draw:custom-shape text:anchor-type="as-char" draw:z-index="0" draw:style-name="gr1" draw:text-style-name="P96" svg:width="10.261cm" svg:height="0.054cm"><text:p/><draw:enhanced-geometry svg:viewBox="0 0 21600 21600" draw:type="rectangle" draw:enhanced-path="M 0 0 L 21600 0 21600 21600 0 21600 0 0 Z N"/></draw:custom-shape></text:p>
              <text:list text:continue-numbering="true">
                <text:list-header>
                  <text:p text:style-name="P54"><text:span text:style-name="T1"/></text:p>
                </text:list-header>
              </text:list>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Reg" svg:font-family="BerlinSansFB-Reg"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ma" style:family="paragraph" style:parent-style-name="Standard">
      <style:text-properties fo:font-size="20pt" style:text-underline-style="solid" style:text-underline-width="auto" style:text-underline-color="font-color" fo:font-weight="bold" style:font-size-asian="20pt" style:font-weight-asian="bold"/>
    </style:style>
    <style:style style:name="Tema1" style:family="paragraph" style:parent-style-name="Tema" style:list-style-name="WW8Num3">
      <style:paragraph-properties fo:margin-left="2.923cm" fo:margin-right="0cm" fo:margin-top="0cm" fo:margin-bottom="0.423cm" fo:text-indent="0cm" style:auto-text-indent="false" fo:break-before="page" fo:padding-left="0.141cm" fo:padding-right="0.141cm" fo:padding-top="0.035cm" fo:padding-bottom="0.035cm" fo:border="0.018cm solid #000000">
        <style:tab-stops>
          <style:tab-stop style:position="4.763cm"/>
        </style:tab-stops>
      </style:paragraph-properties>
      <style:text-properties style:text-underline-style="none"/>
    </style:style>
    <style:style style:name="Subtitulo" style:family="paragraph" style:parent-style-name="Standard" style:list-style-name="WW8Num3">
      <style:paragraph-properties fo:margin-top="0cm" fo:margin-bottom="0.212cm"/>
      <style:text-properties fo:font-size="16pt" style:text-underline-style="solid" style:text-underline-width="auto" style:text-underline-color="font-color" style:font-size-asian="16pt"/>
    </style:style>
    <style:style style:name="Apartado1" style:family="paragraph" style:parent-style-name="Standard">
      <style:paragraph-properties fo:margin-left="1.7cm" fo:margin-right="0cm" fo:margin-top="0cm" fo:margin-bottom="0.212cm" fo:text-align="justify" style:justify-single-word="false" fo:text-indent="0cm" style:auto-text-indent="false"/>
      <style:text-properties fo:font-size="11pt" style:font-size-asian="11pt"/>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style>
    <style:style style:name="Texto_20_independiente_20_3" style:display-name="Texto independiente 3" style:family="paragraph" style:parent-style-name="Standard">
      <style:text-properties fo:font-size="10pt" style:font-size-asian="10pt"/>
    </style:style>
    <style:style style:name="Heading_20_6" style:display-name="Heading 6" style:family="paragraph" style:parent-style-name="Standard" style:next-style-name="Standard" style:default-outline-level="6" style:class="text">
      <style:paragraph-properties fo:keep-with-next="always"/>
      <style:text-properties fo:font-size="10pt" fo:font-weight="bold" style:font-size-asian="10pt" style:font-weight-asian="bold" style:font-weight-complex="bold"/>
    </style:style>
    <style:style style:name="WW8Num53z0" style:family="text">
      <style:text-properties style:font-name="Symbol" style:font-name-complex="Symbol"/>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4z0" style:family="text">
      <style:text-properties style:font-name="Symbol" style:font-name-complex="Symbol"/>
    </style:style>
    <style:style style:name="WW8Num54z2" style:family="text">
      <style:text-properties style:font-name="Wingdings" style:font-name-complex="Wingdings"/>
    </style:style>
    <style:style style:name="WW8Num54z4" style:family="text">
      <style:text-properties style:font-name="Courier New" style:font-name-complex="Courier New"/>
    </style:style>
    <style:style style:name="WW8Num13z1"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4.24cm" fo:text-indent="-0.635cm" fo:margin-left="4.2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8.05cm" fo:text-indent="-0.635cm" fo:margin-left="8.0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1.86cm" fo:text-indent="-0.635cm" fo:margin-left="11.8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Symbol"/>
      </text:list-level-style-bullet>
      <text:list-level-style-bullet text:level="2" text:style-name="WW8Num54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
      </text:list-level-style-bullet>
      <text:list-level-style-bullet text:level="3" text:style-name="WW8Num54z2"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54z4" style:num-suffix="."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54z4" style:num-suffix="."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 style:num-suffix=")" style:num-format="1">
        <style:list-level-properties text:list-level-position-and-space-mode="label-alignment">
          <style:list-level-label-alignment text:label-followed-by="listtab" text:list-tab-stop-position="3.764cm" fo:text-indent="-0.635cm" fo:margin-left="3.764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6.304cm" fo:text-indent="-0.635cm" fo:margin-left="6.304cm"/>
        </style:list-level-properties>
      </text:list-level-style-number>
      <text:list-level-style-bullet text:level="4" text:style-name="WW8Num13z3" style:num-suffix="."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13z1" style:num-suffix="."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13z1" style:num-suffix="."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75cm" fo:text-indent="-0.318cm" fo:margin-left="5.075cm"/>
        </style:list-level-properties>
      </text:list-level-style-number>
      <text:list-level-style-number text:level="4"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85cm" fo:text-indent="-0.318cm" fo:margin-left="8.885cm"/>
        </style:list-level-properties>
      </text:list-level-style-number>
      <text:list-level-style-number text:level="7" style:num-suffix="." style:num-format="1">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25cm" fo:text-indent="-0.635cm" fo:margin-left="11.4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95cm"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 </meta:initial-creator>
    <meta:creation-date>2012-02-21T22:22:19</meta:creation-date>
    <dc:date>2012-02-21T22:33:16</dc:date>
    <dc:creator>D </dc:creator>
    <meta:editing-duration>PT00H10M57S</meta:editing-duration>
    <meta:editing-cycles>4</meta:editing-cycles>
    <meta:generator>OpenOffice.org/3.2$Linux OpenOffice.org_project/320m19$Build-9505</meta:generator>
    <meta:document-statistic meta:table-count="7" meta:image-count="0" meta:object-count="0" meta:page-count="12" meta:paragraph-count="468" meta:word-count="3536" meta:character-count="20021"/>
  </office:meta>
</office:document-meta>
</file>